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177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24">
            <text:p>12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67">
            <text:p>16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22">
            <text:p>22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1752">
            <text:p>1175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563">
            <text:p>1256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152">
            <text:p>1315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05">
            <text:p>2021-01-05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02 - 1.26)">
            <text:p>(1.02 - 1.2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5">
            <text:p>1.1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3" table:number-columns-repeated="3" table:default-cell-style-name="Default"/>
        <table:table-column table:style-name="co10" table:number-columns-repeated="2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103.625">
            <text:p>103.6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601491757603901">
            <text:p>0.0060149176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2112312281369">
            <text:p>1.0211231228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98.5">
            <text:p>198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18805362700503">
            <text:p>0.0118805363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4185852534362">
            <text:p>1.041858525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320.25">
            <text:p>320.25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87029142089587">
            <text:p>0.0187029142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614580577117">
            <text:p>1.06614580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90.625">
            <text:p>90.62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731791020671835">
            <text:p>0.0073179102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2571764727071">
            <text:p>1.0257176473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2019">
            <text:p>12019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341126549629753">
            <text:p>0.0034112655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196223723232">
            <text:p>1.0119622372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976">
            <text:p>11976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71.625">
            <text:p>171.625</text:p>
          </table:table-cell>
          <table:table-cell office:value-type="float" office:value="276.25">
            <text:p>276.25</text:p>
          </table:table-cell>
          <table:table-cell office:value-type="float" office:value="0.0101302677392244">
            <text:p>0.0101302677</text:p>
          </table:table-cell>
          <table:table-cell office:value-type="float" office:value="0.0143307448229793">
            <text:p>0.0143307448</text:p>
          </table:table-cell>
          <table:table-cell office:value-type="float" office:value="0.0161956967813801">
            <text:p>0.0161956968</text:p>
          </table:table-cell>
          <table:table-cell office:value-type="float" office:value="1.03565707684324">
            <text:p>1.0356570768</text:p>
          </table:table-cell>
          <table:table-cell office:value-type="float" office:value="1.0505601325649">
            <text:p>1.0505601326</text:p>
          </table:table-cell>
          <table:table-cell office:value-type="float" office:value="1.05719904789953">
            <text:p>1.05719904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549">
            <text:p>12549</text:p>
          </table:table-cell>
          <table:table-cell office:value-type="float" office:value="17274">
            <text:p>17274</text:p>
          </table:table-cell>
          <table:table-cell office:value-type="float" office:value="179.125">
            <text:p>179.125</text:p>
          </table:table-cell>
          <table:table-cell office:value-type="float" office:value="187.25">
            <text:p>187.25</text:p>
          </table:table-cell>
          <table:table-cell office:value-type="float" office:value="253.625">
            <text:p>253.625</text:p>
          </table:table-cell>
          <table:table-cell office:value-type="float" office:value="0.0204574006395614">
            <text:p>0.0204574006</text:p>
          </table:table-cell>
          <table:table-cell office:value-type="float" office:value="0.0149215076898558">
            <text:p>0.0149215077</text:p>
          </table:table-cell>
          <table:table-cell office:value-type="float" office:value="0.014682470765312">
            <text:p>0.0146824708</text:p>
          </table:table-cell>
          <table:table-cell office:value-type="float" office:value="1.07242117251068">
            <text:p>1.0724211725</text:p>
          </table:table-cell>
          <table:table-cell office:value-type="float" office:value="1.0526616736423">
            <text:p>1.0526616736</text:p>
          </table:table-cell>
          <table:table-cell office:value-type="float" office:value="1.05181117457623">
            <text:p>1.0518111746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79">
            <text:p>12579</text:p>
          </table:table-cell>
          <table:table-cell office:value-type="float" office:value="17857">
            <text:p>17857</text:p>
          </table:table-cell>
          <table:table-cell office:value-type="float" office:value="78.5">
            <text:p>78.5</text:p>
          </table:table-cell>
          <table:table-cell office:value-type="float" office:value="108.75">
            <text:p>108.75</text:p>
          </table:table-cell>
          <table:table-cell office:value-type="float" office:value="241.375">
            <text:p>241.375</text:p>
          </table:table-cell>
          <table:table-cell office:value-type="float" office:value="0.00810782896095848">
            <text:p>0.008107829</text:p>
          </table:table-cell>
          <table:table-cell office:value-type="float" office:value="0.00864536131647985">
            <text:p>0.0086453613</text:p>
          </table:table-cell>
          <table:table-cell office:value-type="float" office:value="0.0135171081368651">
            <text:p>0.0135171081</text:p>
          </table:table-cell>
          <table:table-cell office:value-type="float" office:value="1.02850624566866">
            <text:p>1.0285062457</text:p>
          </table:table-cell>
          <table:table-cell office:value-type="float" office:value="1.03040525946137">
            <text:p>1.0304052595</text:p>
          </table:table-cell>
          <table:table-cell office:value-type="float" office:value="1.0476679944153">
            <text:p>1.04766799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34">
            <text:p>234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533">
            <text:p>17533</text:p>
          </table:table-cell>
          <table:table-cell office:value-type="float" office:value="96.5">
            <text:p>96.5</text:p>
          </table:table-cell>
          <table:table-cell office:value-type="float" office:value="112.875">
            <text:p>112.875</text:p>
          </table:table-cell>
          <table:table-cell office:value-type="float" office:value="473">
            <text:p>473</text:p>
          </table:table-cell>
          <table:table-cell office:value-type="float" office:value="0.0102311280746395">
            <text:p>0.0102311281</text:p>
          </table:table-cell>
          <table:table-cell office:value-type="float" office:value="0.00907209451856615">
            <text:p>0.0090720945</text:p>
          </table:table-cell>
          <table:table-cell office:value-type="float" office:value="0.0269776991958022">
            <text:p>0.0269776992</text:p>
          </table:table-cell>
          <table:table-cell office:value-type="float" office:value="1.03601411318533">
            <text:p>1.0360141132</text:p>
          </table:table-cell>
          <table:table-cell office:value-type="float" office:value="1.03191364449693">
            <text:p>1.0319136445</text:p>
          </table:table-cell>
          <table:table-cell office:value-type="float" office:value="1.09584842784295">
            <text:p>1.0958484278</text:p>
          </table:table-cell>
          <table:table-cell table:number-columns-repeated="2" office:value-type="float" office:value="0">
            <text:p>0</text:p>
          </table:table-cell>
          <table:table-cell office:value-type="float" office:value="26.0383753233519">
            <text:p>26.038375323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office:value-type="float" office:value="239">
            <text:p>239</text:p>
          </table:table-cell>
          <table:table-cell table:number-columns-repeated="2" office:value-type="float" office:value="174">
            <text:p>174</text:p>
          </table:table-cell>
          <table:table-cell office:value-type="float" office:value="9334">
            <text:p>9334</text:p>
          </table:table-cell>
          <table:table-cell office:value-type="float" office:value="12392">
            <text:p>12392</text:p>
          </table:table-cell>
          <table:table-cell office:value-type="float" office:value="18904">
            <text:p>18904</text:p>
          </table:table-cell>
          <table:table-cell office:value-type="float" office:value="132.5">
            <text:p>132.5</text:p>
          </table:table-cell>
          <table:table-cell office:value-type="float" office:value="173.25">
            <text:p>173.25</text:p>
          </table:table-cell>
          <table:table-cell office:value-type="float" office:value="730.875">
            <text:p>730.875</text:p>
          </table:table-cell>
          <table:table-cell office:value-type="float" office:value="0.0141954146132419">
            <text:p>0.0141954146</text:p>
          </table:table-cell>
          <table:table-cell office:value-type="float" office:value="0.0139807940606843">
            <text:p>0.0139807941</text:p>
          </table:table-cell>
          <table:table-cell office:value-type="float" office:value="0.0386624523910284">
            <text:p>0.0386624524</text:p>
          </table:table-cell>
          <table:table-cell office:value-type="float" office:value="1.05007891034659">
            <text:p>1.0500789103</text:p>
          </table:table-cell>
          <table:table-cell office:value-type="float" office:value="1.04931588591343">
            <text:p>1.0493158859</text:p>
          </table:table-cell>
          <table:table-cell office:value-type="float" office:value="1.13824836240938">
            <text:p>1.1382483624</text:p>
          </table:table-cell>
          <table:table-cell table:number-columns-repeated="2" office:value-type="float" office:value="0">
            <text:p>0</text:p>
          </table:table-cell>
          <table:table-cell office:value-type="float" office:value="18.2725566782375">
            <text:p>18.272556678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193">
            <text:p>193</text:p>
          </table:table-cell>
          <table:table-cell office:value-type="float" office:value="363">
            <text:p>363</text:p>
          </table:table-cell>
          <table:table-cell office:value-type="float" office:value="9818">
            <text:p>9818</text:p>
          </table:table-cell>
          <table:table-cell office:value-type="float" office:value="12704">
            <text:p>12704</text:p>
          </table:table-cell>
          <table:table-cell office:value-type="float" office:value="19092">
            <text:p>19092</text:p>
          </table:table-cell>
          <table:table-cell office:value-type="float" office:value="149.875">
            <text:p>149.875</text:p>
          </table:table-cell>
          <table:table-cell office:value-type="float" office:value="199.875">
            <text:p>199.875</text:p>
          </table:table-cell>
          <table:table-cell office:value-type="float" office:value="812.25">
            <text:p>812.25</text:p>
          </table:table-cell>
          <table:table-cell office:value-type="float" office:value="0.0152653289875738">
            <text:p>0.015265329</text:p>
          </table:table-cell>
          <table:table-cell office:value-type="float" office:value="0.015733233627204">
            <text:p>0.0157332336</text:p>
          </table:table-cell>
          <table:table-cell office:value-type="float" office:value="0.042543997485858">
            <text:p>0.0425439975</text:p>
          </table:table-cell>
          <table:table-cell office:value-type="float" office:value="1.05388539078394">
            <text:p>1.0538853908</text:p>
          </table:table-cell>
          <table:table-cell office:value-type="float" office:value="1.05555148559034">
            <text:p>1.0555514856</text:p>
          </table:table-cell>
          <table:table-cell office:value-type="float" office:value="1.15245157497577">
            <text:p>1.152451575</text:p>
          </table:table-cell>
          <table:table-cell table:number-columns-repeated="2" office:value-type="float" office:value="0">
            <text:p>0</text:p>
          </table:table-cell>
          <table:table-cell office:value-type="float" office:value="16.6366459411558">
            <text:p>16.636645941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86">
            <text:p>386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3228">
            <text:p>13228</text:p>
          </table:table-cell>
          <table:table-cell office:value-type="float" office:value="19044">
            <text:p>19044</text:p>
          </table:table-cell>
          <table:table-cell office:value-type="float" office:value="75.125">
            <text:p>75.125</text:p>
          </table:table-cell>
          <table:table-cell office:value-type="float" office:value="202">
            <text:p>202</text:p>
          </table:table-cell>
          <table:table-cell office:value-type="float" office:value="922.125">
            <text:p>922.125</text:p>
          </table:table-cell>
          <table:table-cell office:value-type="float" office:value="0.00763620654604594">
            <text:p>0.0076362065</text:p>
          </table:table-cell>
          <table:table-cell office:value-type="float" office:value="0.0152706380405201">
            <text:p>0.015270638</text:p>
          </table:table-cell>
          <table:table-cell office:value-type="float" office:value="0.0484207624448645">
            <text:p>0.0484207624</text:p>
          </table:table-cell>
          <table:table-cell office:value-type="float" office:value="1.02684101374597">
            <text:p>1.0268410137</text:p>
          </table:table-cell>
          <table:table-cell office:value-type="float" office:value="1.0539042902187">
            <text:p>1.0539042902</text:p>
          </table:table-cell>
          <table:table-cell office:value-type="float" office:value="1.17406802621908">
            <text:p>1.1740680262</text:p>
          </table:table-cell>
          <table:table-cell table:number-columns-repeated="2" office:value-type="float" office:value="0">
            <text:p>0</text:p>
          </table:table-cell>
          <table:table-cell office:value-type="float" office:value="14.6589243139234">
            <text:p>14.6589243139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260">
            <text:p>260</text:p>
          </table:table-cell>
          <table:table-cell office:value-type="float" office:value="9506">
            <text:p>9506</text:p>
          </table:table-cell>
          <table:table-cell office:value-type="float" office:value="13150">
            <text:p>13150</text:p>
          </table:table-cell>
          <table:table-cell office:value-type="float" office:value="20021">
            <text:p>20021</text:p>
          </table:table-cell>
          <table:table-cell office:value-type="float" office:value="37.125">
            <text:p>37.125</text:p>
          </table:table-cell>
          <table:table-cell office:value-type="float" office:value="352.25">
            <text:p>352.25</text:p>
          </table:table-cell>
          <table:table-cell office:value-type="float" office:value="1180">
            <text:p>1180</text:p>
          </table:table-cell>
          <table:table-cell office:value-type="float" office:value="0.0039054281506417">
            <text:p>0.0039054282</text:p>
          </table:table-cell>
          <table:table-cell office:value-type="float" office:value="0.026787072243346">
            <text:p>0.0267870722</text:p>
          </table:table-cell>
          <table:table-cell office:value-type="float" office:value="0.0589381149792718">
            <text:p>0.058938115</text:p>
          </table:table-cell>
          <table:table-cell office:value-type="float" office:value="1.01369889317056">
            <text:p>1.0136988932</text:p>
          </table:table-cell>
          <table:table-cell office:value-type="float" office:value="1.09516114544088">
            <text:p>1.0951611454</text:p>
          </table:table-cell>
          <table:table-cell office:value-type="float" office:value="1.21309185716618">
            <text:p>1.2130918572</text:p>
          </table:table-cell>
          <table:table-cell office:value-type="float" office:value="0">
            <text:p>0</text:p>
          </table:table-cell>
          <table:table-cell office:value-type="float" office:value="26.2212295807327">
            <text:p>26.2212295807</text:p>
          </table:table-cell>
          <table:table-cell office:value-type="float" office:value="12.1038588887275">
            <text:p>12.1038588887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836">
            <text:p>13836</text:p>
          </table:table-cell>
          <table:table-cell office:value-type="float" office:value="22201">
            <text:p>22201</text:p>
          </table:table-cell>
          <table:table-cell office:value-type="float" office:value="132.5">
            <text:p>132.5</text:p>
          </table:table-cell>
          <table:table-cell office:value-type="float" office:value="529.75">
            <text:p>529.75</text:p>
          </table:table-cell>
          <table:table-cell office:value-type="float" office:value="1153.625">
            <text:p>1153.625</text:p>
          </table:table-cell>
          <table:table-cell office:value-type="float" office:value="0.0141954146132419">
            <text:p>0.0141954146</text:p>
          </table:table-cell>
          <table:table-cell office:value-type="float" office:value="0.0382877999421798">
            <text:p>0.0382877999</text:p>
          </table:table-cell>
          <table:table-cell office:value-type="float" office:value="0.0519627494257015">
            <text:p>0.0519627494</text:p>
          </table:table-cell>
          <table:table-cell office:value-type="float" office:value="1.05007891034659">
            <text:p>1.0500789103</text:p>
          </table:table-cell>
          <table:table-cell office:value-type="float" office:value="1.13688057282148">
            <text:p>1.1368805728</text:p>
          </table:table-cell>
          <table:table-cell office:value-type="float" office:value="1.1871618725526">
            <text:p>1.1871618726</text:p>
          </table:table-cell>
          <table:table-cell office:value-type="float" office:value="0">
            <text:p>0</text:p>
          </table:table-cell>
          <table:table-cell office:value-type="float" office:value="18.4480076623907">
            <text:p>18.4480076624</text:p>
          </table:table-cell>
          <table:table-cell office:value-type="float" office:value="13.6829567941303">
            <text:p>13.682956794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3">
            <text:p>323</text:p>
          </table:table-cell>
          <table:table-cell office:value-type="float" office:value="10065">
            <text:p>10065</text:p>
          </table:table-cell>
          <table:table-cell office:value-type="float" office:value="14215">
            <text:p>14215</text:p>
          </table:table-cell>
          <table:table-cell office:value-type="float" office:value="23901">
            <text:p>23901</text:p>
          </table:table-cell>
          <table:table-cell office:value-type="float" office:value="173.375">
            <text:p>173.375</text:p>
          </table:table-cell>
          <table:table-cell office:value-type="float" office:value="746.625">
            <text:p>746.625</text:p>
          </table:table-cell>
          <table:table-cell office:value-type="float" office:value="1254.25">
            <text:p>1254.25</text:p>
          </table:table-cell>
          <table:table-cell office:value-type="float" office:value="0.0172255340288127">
            <text:p>0.017225534</text:p>
          </table:table-cell>
          <table:table-cell office:value-type="float" office:value="0.0525237425255012">
            <text:p>0.0525237425</text:p>
          </table:table-cell>
          <table:table-cell office:value-type="float" office:value="0.0524768838123928">
            <text:p>0.0524768838</text:p>
          </table:table-cell>
          <table:table-cell office:value-type="float" office:value="1.0608709383851">
            <text:p>1.0608709384</text:p>
          </table:table-cell>
          <table:table-cell office:value-type="float" office:value="1.18924023615587">
            <text:p>1.1892402362</text:p>
          </table:table-cell>
          <table:table-cell office:value-type="float" office:value="1.18906658707931">
            <text:p>1.1890665871</text:p>
          </table:table-cell>
          <table:table-cell office:value-type="float" office:value="0">
            <text:p>0</text:p>
          </table:table-cell>
          <table:table-cell office:value-type="float" office:value="13.5404521414424">
            <text:p>13.5404521414</text:p>
          </table:table-cell>
          <table:table-cell office:value-type="float" office:value="13.5522386960162">
            <text:p>13.55223869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80">
            <text:p>10280</text:p>
          </table:table-cell>
          <table:table-cell office:value-type="float" office:value="15166">
            <text:p>15166</text:p>
          </table:table-cell>
          <table:table-cell office:value-type="float" office:value="25279">
            <text:p>25279</text:p>
          </table:table-cell>
          <table:table-cell office:value-type="float" office:value="142.5">
            <text:p>142.5</text:p>
          </table:table-cell>
          <table:table-cell office:value-type="float" office:value="899.25">
            <text:p>899.25</text:p>
          </table:table-cell>
          <table:table-cell office:value-type="float" office:value="1426">
            <text:p>1426</text:p>
          </table:table-cell>
          <table:table-cell office:value-type="float" office:value="0.0138618677042802">
            <text:p>0.0138618677</text:p>
          </table:table-cell>
          <table:table-cell office:value-type="float" office:value="0.0592938151127522">
            <text:p>0.0592938151</text:p>
          </table:table-cell>
          <table:table-cell office:value-type="float" office:value="0.0564104592744966">
            <text:p>0.0564104593</text:p>
          </table:table-cell>
          <table:table-cell office:value-type="float" office:value="1.04889315366243">
            <text:p>1.0488931537</text:p>
          </table:table-cell>
          <table:table-cell office:value-type="float" office:value="1.21441923565546">
            <text:p>1.2144192357</text:p>
          </table:table-cell>
          <table:table-cell office:value-type="float" office:value="1.20367360169523">
            <text:p>1.2036736017</text:p>
          </table:table-cell>
          <table:table-cell office:value-type="float" office:value="0">
            <text:p>0</text:p>
          </table:table-cell>
          <table:table-cell office:value-type="float" office:value="12.0332883824142">
            <text:p>12.0332883824</text:p>
          </table:table-cell>
          <table:table-cell office:value-type="float" office:value="12.6309688619879">
            <text:p>12.63096886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419">
            <text:p>419</text:p>
          </table:table-cell>
          <table:table-cell office:value-type="float" office:value="10210">
            <text:p>10210</text:p>
          </table:table-cell>
          <table:table-cell office:value-type="float" office:value="15976">
            <text:p>15976</text:p>
          </table:table-cell>
          <table:table-cell office:value-type="float" office:value="26893">
            <text:p>26893</text:p>
          </table:table-cell>
          <table:table-cell office:value-type="float" office:value="261.625">
            <text:p>261.625</text:p>
          </table:table-cell>
          <table:table-cell office:value-type="float" office:value="944.5">
            <text:p>944.5</text:p>
          </table:table-cell>
          <table:table-cell office:value-type="float" office:value="1560.125">
            <text:p>1560.125</text:p>
          </table:table-cell>
          <table:table-cell office:value-type="float" office:value="0.0256243878550441">
            <text:p>0.0256243879</text:p>
          </table:table-cell>
          <table:table-cell office:value-type="float" office:value="0.0591199298948423">
            <text:p>0.0591199299</text:p>
          </table:table-cell>
          <table:table-cell office:value-type="float" office:value="0.0580123080355483">
            <text:p>0.058012308</text:p>
          </table:table-cell>
          <table:table-cell office:value-type="float" office:value="1.09097231162843">
            <text:p>1.0909723116</text:p>
          </table:table-cell>
          <table:table-cell office:value-type="float" office:value="1.21377028020906">
            <text:p>1.2137702802</text:p>
          </table:table-cell>
          <table:table-cell office:value-type="float" office:value="1.2096393167763">
            <text:p>1.2096393168</text:p>
          </table:table-cell>
          <table:table-cell office:value-type="float" office:value="27.395404392757">
            <text:p>27.3954043928</text:p>
          </table:table-cell>
          <table:table-cell office:value-type="float" office:value="12.067680946742">
            <text:p>12.0676809467</text:p>
          </table:table-cell>
          <table:table-cell office:value-type="float" office:value="12.2915943788082">
            <text:p>12.291594378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571">
            <text:p>571</text:p>
          </table:table-cell>
          <table:table-cell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866">
            <text:p>10866</text:p>
          </table:table-cell>
          <table:table-cell office:value-type="float" office:value="16808">
            <text:p>16808</text:p>
          </table:table-cell>
          <table:table-cell office:value-type="float" office:value="28293">
            <text:p>28293</text:p>
          </table:table-cell>
          <table:table-cell office:value-type="float" office:value="433">
            <text:p>433</text:p>
          </table:table-cell>
          <table:table-cell office:value-type="float" office:value="815.875">
            <text:p>815.875</text:p>
          </table:table-cell>
          <table:table-cell office:value-type="float" office:value="1374.25">
            <text:p>1374.25</text:p>
          </table:table-cell>
          <table:table-cell office:value-type="float" office:value="0.0398490704951224">
            <text:p>0.0398490705</text:p>
          </table:table-cell>
          <table:table-cell office:value-type="float" office:value="0.0485408733936221">
            <text:p>0.0485408734</text:p>
          </table:table-cell>
          <table:table-cell office:value-type="float" office:value="0.0485720849680133">
            <text:p>0.048572085</text:p>
          </table:table-cell>
          <table:table-cell office:value-type="float" office:value="1.14258412563481">
            <text:p>1.1425841256</text:p>
          </table:table-cell>
          <table:table-cell office:value-type="float" office:value="1.17451124100172">
            <text:p>1.174511241</text:p>
          </table:table-cell>
          <table:table-cell office:value-type="float" office:value="1.1746264223668">
            <text:p>1.1746264224</text:p>
          </table:table-cell>
          <table:table-cell office:value-type="float" office:value="17.7386289417267">
            <text:p>17.7386289417</text:p>
          </table:table-cell>
          <table:table-cell office:value-type="float" office:value="14.6234960426055">
            <text:p>14.6234960426</text:p>
          </table:table-cell>
          <table:table-cell office:value-type="float" office:value="14.6143184628827">
            <text:p>14.61431846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table:number-columns-repeated="2" office:value-type="float" office:value="424">
            <text:p>424</text:p>
          </table:table-cell>
          <table:table-cell office:value-type="float" office:value="11086">
            <text:p>11086</text:p>
          </table:table-cell>
          <table:table-cell office:value-type="float" office:value="17688">
            <text:p>17688</text:p>
          </table:table-cell>
          <table:table-cell office:value-type="float" office:value="29469">
            <text:p>29469</text:p>
          </table:table-cell>
          <table:table-cell office:value-type="float" office:value="468.75">
            <text:p>468.75</text:p>
          </table:table-cell>
          <table:table-cell office:value-type="float" office:value="611">
            <text:p>611</text:p>
          </table:table-cell>
          <table:table-cell office:value-type="float" office:value="932.875">
            <text:p>932.875</text:p>
          </table:table-cell>
          <table:table-cell office:value-type="float" office:value="0.0422830597149558">
            <text:p>0.0422830597</text:p>
          </table:table-cell>
          <table:table-cell office:value-type="float" office:value="0.0345431931252827">
            <text:p>0.0345431931</text:p>
          </table:table-cell>
          <table:table-cell office:value-type="float" office:value="0.0316561471376701">
            <text:p>0.0316561471</text:p>
          </table:table-cell>
          <table:table-cell office:value-type="float" office:value="1.15149490899451">
            <text:p>1.151494909</text:p>
          </table:table-cell>
          <table:table-cell office:value-type="float" office:value="1.12323991103342">
            <text:p>1.123239911</text:p>
          </table:table-cell>
          <table:table-cell office:value-type="float" office:value="1.11276065381898">
            <text:p>1.1127606538</text:p>
          </table:table-cell>
          <table:table-cell office:value-type="float" office:value="16.737204757676">
            <text:p>16.7372047577</text:p>
          </table:table-cell>
          <table:table-cell office:value-type="float" office:value="20.4107123992096">
            <text:p>20.4107123992</text:p>
          </table:table-cell>
          <table:table-cell office:value-type="float" office:value="22.240905567499">
            <text:p>22.240905567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559">
            <text:p>559</text:p>
          </table:table-cell>
          <table:table-cell office:value-type="float" office:value="10999">
            <text:p>10999</text:p>
          </table:table-cell>
          <table:table-cell office:value-type="float" office:value="18671">
            <text:p>18671</text:p>
          </table:table-cell>
          <table:table-cell office:value-type="float" office:value="30792">
            <text:p>30792</text:p>
          </table:table-cell>
          <table:table-cell office:value-type="float" office:value="557.25">
            <text:p>557.25</text:p>
          </table:table-cell>
          <table:table-cell office:value-type="float" office:value="962.25">
            <text:p>962.25</text:p>
          </table:table-cell>
          <table:table-cell office:value-type="float" office:value="536.25">
            <text:p>536.25</text:p>
          </table:table-cell>
          <table:table-cell office:value-type="float" office:value="0.0506636966997">
            <text:p>0.0506636967</text:p>
          </table:table-cell>
          <table:table-cell office:value-type="float" office:value="0.0515371431631943">
            <text:p>0.0515371432</text:p>
          </table:table-cell>
          <table:table-cell office:value-type="float" office:value="0.0174152377240842">
            <text:p>0.0174152377</text:p>
          </table:table-cell>
          <table:table-cell office:value-type="float" office:value="1.18235388636898">
            <text:p>1.1823538864</text:p>
          </table:table-cell>
          <table:table-cell office:value-type="float" office:value="1.18558591223701">
            <text:p>1.1855859122</text:p>
          </table:table-cell>
          <table:table-cell office:value-type="float" office:value="1.06154778142407">
            <text:p>1.0615477814</text:p>
          </table:table-cell>
          <table:table-cell office:value-type="float" office:value="14.0250574045118">
            <text:p>14.0250574045</text:p>
          </table:table-cell>
          <table:table-cell office:value-type="float" office:value="13.7931394249762">
            <text:p>13.7931394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1685">
            <text:p>11685</text:p>
          </table:table-cell>
          <table:table-cell office:value-type="float" office:value="19723">
            <text:p>19723</text:p>
          </table:table-cell>
          <table:table-cell office:value-type="float" office:value="32638">
            <text:p>32638</text:p>
          </table:table-cell>
          <table:table-cell office:value-type="float" office:value="599.125">
            <text:p>599.125</text:p>
          </table:table-cell>
          <table:table-cell office:value-type="float" office:value="1145.875">
            <text:p>1145.875</text:p>
          </table:table-cell>
          <table:table-cell office:value-type="float" office:value="234.375">
            <text:p>234.375</text:p>
          </table:table-cell>
          <table:table-cell office:value-type="float" office:value="0.051272999572101">
            <text:p>0.0512729996</text:p>
          </table:table-cell>
          <table:table-cell office:value-type="float" office:value="0.0580984130203316">
            <text:p>0.058098413</text:p>
          </table:table-cell>
          <table:table-cell office:value-type="float" office:value="0.00718104663275936">
            <text:p>0.0071810466</text:p>
          </table:table-cell>
          <table:table-cell office:value-type="float" office:value="1.18460818265319">
            <text:p>1.1846081827</text:p>
          </table:table-cell>
          <table:table-cell office:value-type="float" office:value="1.2099602797383">
            <text:p>1.2099602797</text:p>
          </table:table-cell>
          <table:table-cell office:value-type="float" office:value="1.02523473537891">
            <text:p>1.0252347354</text:p>
          </table:table-cell>
          <table:table-cell office:value-type="float" office:value="13.8624416869884">
            <text:p>13.862441687</text:p>
          </table:table-cell>
          <table:table-cell office:value-type="float" office:value="12.273881685849">
            <text:p>12.27388168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table:number-columns-repeated="2" office:value-type="float" office:value="558">
            <text:p>558</text:p>
          </table:table-cell>
          <table:table-cell office:value-type="float" office:value="12844">
            <text:p>12844</text:p>
          </table:table-cell>
          <table:table-cell office:value-type="float" office:value="20962">
            <text:p>20962</text:p>
          </table:table-cell>
          <table:table-cell office:value-type="float" office:value="33176">
            <text:p>33176</text:p>
          </table:table-cell>
          <table:table-cell office:value-type="float" office:value="655.5">
            <text:p>655.5</text:p>
          </table:table-cell>
          <table:table-cell office:value-type="float" office:value="992.75">
            <text:p>992.75</text:p>
          </table:table-cell>
          <table:table-cell office:value-type="float" office:value="-155.125">
            <text:p>-155.125</text:p>
          </table:table-cell>
          <table:table-cell office:value-type="float" office:value="0.0510355029585799">
            <text:p>0.051035503</text:p>
          </table:table-cell>
          <table:table-cell office:value-type="float" office:value="0.0473595076805648">
            <text:p>0.0473595077</text:p>
          </table:table-cell>
          <table:table-cell office:value-type="float" office:value="-0.00467581986978539">
            <text:p>-0.0046758199</text:p>
          </table:table-cell>
          <table:table-cell office:value-type="float" office:value="1.18372932057701">
            <text:p>1.1837293206</text:p>
          </table:table-cell>
          <table:table-cell office:value-type="float" office:value="1.17015440589876">
            <text:p>1.1701544059</text:p>
          </table:table-cell>
          <table:table-cell office:value-type="float" office:value="0.983677482507002">
            <text:p>0.9836774825</text:p>
          </table:table-cell>
          <table:table-cell office:value-type="float" office:value="13.9253650363678">
            <text:p>13.9253650364</text:p>
          </table:table-cell>
          <table:table-cell office:value-type="float" office:value="14.9797620886755">
            <text:p>14.97976208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852">
            <text:p>852</text:p>
          </table:table-cell>
          <table:table-cell office:value-type="float" office:value="13766">
            <text:p>13766</text:p>
          </table:table-cell>
          <table:table-cell office:value-type="float" office:value="21973">
            <text:p>21973</text:p>
          </table:table-cell>
          <table:table-cell office:value-type="float" office:value="31687">
            <text:p>31687</text:p>
          </table:table-cell>
          <table:table-cell office:value-type="float" office:value="734">
            <text:p>734</text:p>
          </table:table-cell>
          <table:table-cell office:value-type="float" office:value="707.625">
            <text:p>707.625</text:p>
          </table:table-cell>
          <table:table-cell office:value-type="float" office:value="-125.5">
            <text:p>-125.5</text:p>
          </table:table-cell>
          <table:table-cell office:value-type="float" office:value="0.0533197733546419">
            <text:p>0.0533197734</text:p>
          </table:table-cell>
          <table:table-cell office:value-type="float" office:value="0.0322042961816775">
            <text:p>0.0322042962</text:p>
          </table:table-cell>
          <table:table-cell office:value-type="float" office:value="-0.00396061476315208">
            <text:p>-0.0039606148</text:p>
          </table:table-cell>
          <table:table-cell office:value-type="float" office:value="1.1921914832732">
            <text:p>1.1921914833</text:p>
          </table:table-cell>
          <table:table-cell office:value-type="float" office:value="1.11474778535328">
            <text:p>1.1147477854</text:p>
          </table:table-cell>
          <table:table-cell office:value-type="float" office:value="0.9861685938088">
            <text:p>0.9861685938</text:p>
          </table:table-cell>
          <table:table-cell office:value-type="float" office:value="13.3433879898367">
            <text:p>13.3433879898</text:p>
          </table:table-cell>
          <table:table-cell office:value-type="float" office:value="21.8681810126048">
            <text:p>21.8681810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14838">
            <text:p>14838</text:p>
          </table:table-cell>
          <table:table-cell office:value-type="float" office:value="22370">
            <text:p>22370</text:p>
          </table:table-cell>
          <table:table-cell office:value-type="float" office:value="30957">
            <text:p>30957</text:p>
          </table:table-cell>
          <table:table-cell office:value-type="float" office:value="904">
            <text:p>904</text:p>
          </table:table-cell>
          <table:table-cell office:value-type="float" office:value="-87.75">
            <text:p>-87.75</text:p>
          </table:table-cell>
          <table:table-cell office:value-type="float" office:value="286.5">
            <text:p>286.5</text:p>
          </table:table-cell>
          <table:table-cell office:value-type="float" office:value="0.060924652918183">
            <text:p>0.0609246529</text:p>
          </table:table-cell>
          <table:table-cell office:value-type="float" office:value="-0.00392266428252123">
            <text:p>-0.0039226643</text:p>
          </table:table-cell>
          <table:table-cell office:value-type="float" office:value="0.00925477274929741">
            <text:p>0.0092547727</text:p>
          </table:table-cell>
          <table:table-cell office:value-type="float" office:value="1.22051143934671">
            <text:p>1.2205114393</text:p>
          </table:table-cell>
          <table:table-cell office:value-type="float" office:value="0.98630083410952">
            <text:p>0.9863008341</text:p>
          </table:table-cell>
          <table:table-cell office:value-type="float" office:value="1.03255958022708">
            <text:p>1.0325595802</text:p>
          </table:table-cell>
          <table:table-cell office:value-type="float" office:value="11.7202792126579">
            <text:p>11.720279212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3">
            <text:p>463</text:p>
          </table:table-cell>
          <table:table-cell office:value-type="float" office:value="847">
            <text:p>847</text:p>
          </table:table-cell>
          <table:table-cell office:value-type="float" office:value="15175">
            <text:p>15175</text:p>
          </table:table-cell>
          <table:table-cell office:value-type="float" office:value="21502">
            <text:p>21502</text:p>
          </table:table-cell>
          <table:table-cell office:value-type="float" office:value="32686">
            <text:p>32686</text:p>
          </table:table-cell>
          <table:table-cell office:value-type="float" office:value="754.375">
            <text:p>754.375</text:p>
          </table:table-cell>
          <table:table-cell office:value-type="float" office:value="-22.25">
            <text:p>-22.25</text:p>
          </table:table-cell>
          <table:table-cell office:value-type="float" office:value="277.875">
            <text:p>277.875</text:p>
          </table:table-cell>
          <table:table-cell office:value-type="float" office:value="0.0497116968698517">
            <text:p>0.0497116969</text:p>
          </table:table-cell>
          <table:table-cell office:value-type="float" office:value="-0.00103478746163148">
            <text:p>-0.0010347875</text:p>
          </table:table-cell>
          <table:table-cell office:value-type="float" office:value="0.00850134614207918">
            <text:p>0.0085013461</text:p>
          </table:table-cell>
          <table:table-cell office:value-type="float" office:value="1.17883459454361">
            <text:p>1.1788345945</text:p>
          </table:table-cell>
          <table:table-cell office:value-type="float" office:value="0.996380342623068">
            <text:p>0.9963803426</text:p>
          </table:table-cell>
          <table:table-cell office:value-type="float" office:value="1.02989636635428">
            <text:p>1.0298963664</text:p>
          </table:table-cell>
          <table:table-cell office:value-type="float" office:value="14.2871131249031">
            <text:p>14.28711312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662">
            <text:p>662</text:p>
          </table:table-cell>
          <table:table-cell office:value-type="float" office:value="15650">
            <text:p>15650</text:p>
          </table:table-cell>
          <table:table-cell office:value-type="float" office:value="21116">
            <text:p>21116</text:p>
          </table:table-cell>
          <table:table-cell office:value-type="float" office:value="33176">
            <text:p>33176</text:p>
          </table:table-cell>
          <table:table-cell office:value-type="float" office:value="617.5">
            <text:p>617.5</text:p>
          </table:table-cell>
          <table:table-cell office:value-type="float" office:value="912.125">
            <text:p>912.125</text:p>
          </table:table-cell>
          <table:table-cell office:value-type="float" office:value="-155.125">
            <text:p>-155.125</text:p>
          </table:table-cell>
          <table:table-cell office:value-type="float" office:value="0.0394568690095847">
            <text:p>0.039456869</text:p>
          </table:table-cell>
          <table:table-cell office:value-type="float" office:value="0.0431959177874597">
            <text:p>0.0431959178</text:p>
          </table:table-cell>
          <table:table-cell office:value-type="float" office:value="-0.00467581986978539">
            <text:p>-0.0046758199</text:p>
          </table:table-cell>
          <table:table-cell office:value-type="float" office:value="1.14115045677714">
            <text:p>1.1411504568</text:p>
          </table:table-cell>
          <table:table-cell office:value-type="float" office:value="1.15484285139057">
            <text:p>1.1548428514</text:p>
          </table:table-cell>
          <table:table-cell office:value-type="float" office:value="0.983677482507002">
            <text:p>0.9836774825</text:p>
          </table:table-cell>
          <table:table-cell office:value-type="float" office:value="17.9115502871191">
            <text:p>17.9115502871</text:p>
          </table:table-cell>
          <table:table-cell office:value-type="float" office:value="16.3907209119064">
            <text:p>16.39072091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944">
            <text:p>944</text:p>
          </table:table-cell>
          <table:table-cell office:value-type="float" office:value="15860">
            <text:p>15860</text:p>
          </table:table-cell>
          <table:table-cell office:value-type="float" office:value="21756">
            <text:p>21756</text:p>
          </table:table-cell>
          <table:table-cell office:value-type="float" office:value="31687">
            <text:p>31687</text:p>
          </table:table-cell>
          <table:table-cell office:value-type="float" office:value="-214">
            <text:p>-214</text:p>
          </table:table-cell>
          <table:table-cell office:value-type="float" office:value="-304.5">
            <text:p>-304.5</text:p>
          </table:table-cell>
          <table:table-cell office:value-type="float" office:value="-125.5">
            <text:p>-125.5</text:p>
          </table:table-cell>
          <table:table-cell office:value-type="float" office:value="-0.0134930643127364">
            <text:p>-0.0134930643</text:p>
          </table:table-cell>
          <table:table-cell office:value-type="float" office:value="-0.013996138996139">
            <text:p>-0.013996139</text:p>
          </table:table-cell>
          <table:table-cell office:value-type="float" office:value="-0.00396061476315208">
            <text:p>-0.0039606148</text:p>
          </table:table-cell>
          <table:table-cell office:value-type="float" office:value="0.953131117963136">
            <text:p>0.953131118</text:p>
          </table:table-cell>
          <table:table-cell office:value-type="float" office:value="0.95139746165084">
            <text:p>0.9513974617</text:p>
          </table:table-cell>
          <table:table-cell office:value-type="float" office:value="0.9861685938088">
            <text:p>0.98616859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16384">
            <text:p>16384</text:p>
          </table:table-cell>
          <table:table-cell office:value-type="float" office:value="22420">
            <text:p>22420</text:p>
          </table:table-cell>
          <table:table-cell office:value-type="float" office:value="31197">
            <text:p>31197</text:p>
          </table:table-cell>
          <table:table-cell office:value-type="float" office:value="-198">
            <text:p>-198</text:p>
          </table:table-cell>
          <table:table-cell office:value-type="float" office:value="-169.75">
            <text:p>-169.75</text:p>
          </table:table-cell>
          <table:table-cell office:value-type="float" office:value="-249.125">
            <text:p>-249.125</text:p>
          </table:table-cell>
          <table:table-cell office:value-type="float" office:value="-0.0120849609375">
            <text:p>-0.0120849609</text:p>
          </table:table-cell>
          <table:table-cell office:value-type="float" office:value="-0.00757136485280999">
            <text:p>-0.0075713649</text:p>
          </table:table-cell>
          <table:table-cell office:value-type="float" office:value="-0.00798554348174504">
            <text:p>-0.0079855435</text:p>
          </table:table-cell>
          <table:table-cell office:value-type="float" office:value="0.957988887429237">
            <text:p>0.9579888874</text:p>
          </table:table-cell>
          <table:table-cell office:value-type="float" office:value="0.973612581124004">
            <text:p>0.9736125811</text:p>
          </table:table-cell>
          <table:table-cell office:value-type="float" office:value="0.972175584867102">
            <text:p>0.97217558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725">
            <text:p>725</text:p>
          </table:table-cell>
          <table:table-cell office:value-type="float" office:value="15830">
            <text:p>15830</text:p>
          </table:table-cell>
          <table:table-cell office:value-type="float" office:value="22898">
            <text:p>22898</text:p>
          </table:table-cell>
          <table:table-cell office:value-type="float" office:value="32826">
            <text:p>32826</text:p>
          </table:table-cell>
          <table:table-cell office:value-type="float" office:value="-33.5">
            <text:p>-33.5</text:p>
          </table:table-cell>
          <table:table-cell office:value-type="float" office:value="18.875">
            <text:p>18.875</text:p>
          </table:table-cell>
          <table:table-cell office:value-type="float" office:value="-40.75">
            <text:p>-40.75</text:p>
          </table:table-cell>
          <table:table-cell office:value-type="float" office:value="-0.00211623499684144">
            <text:p>-0.002116235</text:p>
          </table:table-cell>
          <table:table-cell office:value-type="float" office:value="0.000824307799807843">
            <text:p>0.0008243078</text:p>
          </table:table-cell>
          <table:table-cell office:value-type="float" office:value="-0.00124139401693779">
            <text:p>-0.001241394</text:p>
          </table:table-cell>
          <table:table-cell office:value-type="float" office:value="0.992601955274156">
            <text:p>0.9926019553</text:p>
          </table:table-cell>
          <table:table-cell office:value-type="float" office:value="1.00288640908669">
            <text:p>1.0028864091</text:p>
          </table:table-cell>
          <table:table-cell office:value-type="float" office:value="0.995658141416564">
            <text:p>0.99565814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3">
            <text:p>513</text:p>
          </table:table-cell>
          <table:table-cell office:value-type="float" office:value="15280">
            <text:p>15280</text:p>
          </table:table-cell>
          <table:table-cell office:value-type="float" office:value="23160">
            <text:p>23160</text:p>
          </table:table-cell>
          <table:table-cell office:value-type="float" office:value="33312">
            <text:p>33312</text:p>
          </table:table-cell>
          <table:table-cell office:value-type="float" office:value="-74">
            <text:p>-74</text:p>
          </table:table-cell>
          <table:table-cell office:value-type="float" office:value="-21.5">
            <text:p>-21.5</text:p>
          </table:table-cell>
          <table:table-cell office:value-type="float" office:value="-41.375">
            <text:p>-41.375</text:p>
          </table:table-cell>
          <table:table-cell office:value-type="float" office:value="-0.00484293193717278">
            <text:p>-0.0048429319</text:p>
          </table:table-cell>
          <table:table-cell office:value-type="float" office:value="-0.00092832469775475">
            <text:p>-0.0009283247</text:p>
          </table:table-cell>
          <table:table-cell office:value-type="float" office:value="-0.00124204490874159">
            <text:p>-0.0012420449</text:p>
          </table:table-cell>
          <table:table-cell office:value-type="float" office:value="0.983095708039802">
            <text:p>0.983095708</text:p>
          </table:table-cell>
          <table:table-cell office:value-type="float" office:value="0.996752552659878">
            <text:p>0.9967525527</text:p>
          </table:table-cell>
          <table:table-cell office:value-type="float" office:value="0.995655866463493">
            <text:p>0.99565586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0">
            <text:p>510</text:p>
          </table:table-cell>
          <table:table-cell office:value-type="float" office:value="15860">
            <text:p>15860</text:p>
          </table:table-cell>
          <table:table-cell office:value-type="float" office:value="21776">
            <text:p>21776</text:p>
          </table:table-cell>
          <table:table-cell office:value-type="float" office:value="31589">
            <text:p>31589</text:p>
          </table:table-cell>
          <table:table-cell office:value-type="float" office:value="-214">
            <text:p>-214</text:p>
          </table:table-cell>
          <table:table-cell office:value-type="float" office:value="-89.625">
            <text:p>-89.625</text:p>
          </table:table-cell>
          <table:table-cell office:value-type="float" office:value="-328.5">
            <text:p>-328.5</text:p>
          </table:table-cell>
          <table:table-cell office:value-type="float" office:value="-0.0134930643127364">
            <text:p>-0.0134930643</text:p>
          </table:table-cell>
          <table:table-cell office:value-type="float" office:value="-0.00411576965466569">
            <text:p>-0.0041157697</text:p>
          </table:table-cell>
          <table:table-cell office:value-type="float" office:value="-0.0103991895913134">
            <text:p>-0.0103991896</text:p>
          </table:table-cell>
          <table:table-cell office:value-type="float" office:value="0.953131117963136">
            <text:p>0.953131118</text:p>
          </table:table-cell>
          <table:table-cell office:value-type="float" office:value="0.985628007745977">
            <text:p>0.9856280077</text:p>
          </table:table-cell>
          <table:table-cell office:value-type="float" office:value="0.963814796992949">
            <text:p>0.96381479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16370">
            <text:p>16370</text:p>
          </table:table-cell>
          <table:table-cell office:value-type="float" office:value="21304">
            <text:p>21304</text:p>
          </table:table-cell>
          <table:table-cell office:value-type="float" office:value="29655">
            <text:p>29655</text:p>
          </table:table-cell>
          <table:table-cell office:value-type="float" office:value="-64.75">
            <text:p>-64.75</text:p>
          </table:table-cell>
          <table:table-cell office:value-type="float" office:value="300.875">
            <text:p>300.875</text:p>
          </table:table-cell>
          <table:table-cell office:value-type="float" office:value="-116.125">
            <text:p>-116.125</text:p>
          </table:table-cell>
          <table:table-cell office:value-type="float" office:value="-0.0039554062309102">
            <text:p>-0.0039554062</text:p>
          </table:table-cell>
          <table:table-cell office:value-type="float" office:value="0.0141229346601577">
            <text:p>0.0141229347</text:p>
          </table:table-cell>
          <table:table-cell office:value-type="float" office:value="-0.00391586578991738">
            <text:p>-0.0039158658</text:p>
          </table:table-cell>
          <table:table-cell office:value-type="float" office:value="0.986186742859179">
            <text:p>0.9861867429</text:p>
          </table:table-cell>
          <table:table-cell office:value-type="float" office:value="1.04982120758605">
            <text:p>1.0498212076</text:p>
          </table:table-cell>
          <table:table-cell office:value-type="float" office:value="0.986324524384863">
            <text:p>0.98632452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105">
            <text:p>1105</text:p>
          </table:table-cell>
          <table:table-cell office:value-type="float" office:value="15830">
            <text:p>15830</text:p>
          </table:table-cell>
          <table:table-cell office:value-type="float" office:value="20990">
            <text:p>20990</text:p>
          </table:table-cell>
          <table:table-cell office:value-type="float" office:value="31976">
            <text:p>31976</text:p>
          </table:table-cell>
          <table:table-cell office:value-type="float" office:value="-33.5">
            <text:p>-33.5</text:p>
          </table:table-cell>
          <table:table-cell office:value-type="float" office:value="313.5">
            <text:p>313.5</text:p>
          </table:table-cell>
          <table:table-cell office:value-type="float" office:value="-74.375">
            <text:p>-74.375</text:p>
          </table:table-cell>
          <table:table-cell office:value-type="float" office:value="-0.00211623499684144">
            <text:p>-0.002116235</text:p>
          </table:table-cell>
          <table:table-cell office:value-type="float" office:value="0.0149356836588852">
            <text:p>0.0149356837</text:p>
          </table:table-cell>
          <table:table-cell office:value-type="float" office:value="-0.00232596322241681">
            <text:p>-0.0023259632</text:p>
          </table:table-cell>
          <table:table-cell office:value-type="float" office:value="0.992601955274156">
            <text:p>0.9926019553</text:p>
          </table:table-cell>
          <table:table-cell office:value-type="float" office:value="1.05271211911296">
            <text:p>1.0527121191</text:p>
          </table:table-cell>
          <table:table-cell office:value-type="float" office:value="0.991869732527169">
            <text:p>0.99186973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table:number-columns-repeated="2" office:value-type="float" office:value="1154">
            <text:p>1154</text:p>
          </table:table-cell>
          <table:table-cell office:value-type="float" office:value="15280">
            <text:p>15280</text:p>
          </table:table-cell>
          <table:table-cell office:value-type="float" office:value="21270">
            <text:p>21270</text:p>
          </table:table-cell>
          <table:table-cell office:value-type="float" office:value="31897">
            <text:p>31897</text:p>
          </table:table-cell>
          <table:table-cell office:value-type="float" office:value="-74">
            <text:p>-74</text:p>
          </table:table-cell>
          <table:table-cell office:value-type="float" office:value="340.875">
            <text:p>340.875</text:p>
          </table:table-cell>
          <table:table-cell office:value-type="float" office:value="95.5">
            <text:p>95.5</text:p>
          </table:table-cell>
          <table:table-cell office:value-type="float" office:value="-0.00484293193717278">
            <text:p>-0.0048429319</text:p>
          </table:table-cell>
          <table:table-cell office:value-type="float" office:value="0.0160260930888575">
            <text:p>0.0160260931</text:p>
          </table:table-cell>
          <table:table-cell office:value-type="float" office:value="0.0029940119760479">
            <text:p>0.002994012</text:p>
          </table:table-cell>
          <table:table-cell office:value-type="float" office:value="0.983095708039802">
            <text:p>0.983095708</text:p>
          </table:table-cell>
          <table:table-cell office:value-type="float" office:value="1.056594723704">
            <text:p>1.0565947237</text:p>
          </table:table-cell>
          <table:table-cell office:value-type="float" office:value="1.01049661156728">
            <text:p>1.01049661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394">
            <text:p>15394</text:p>
          </table:table-cell>
          <table:table-cell office:value-type="float" office:value="21365">
            <text:p>21365</text:p>
          </table:table-cell>
          <table:table-cell office:value-type="float" office:value="30675">
            <text:p>30675</text:p>
          </table:table-cell>
          <table:table-cell office:value-type="float" office:value="-124">
            <text:p>-124</text:p>
          </table:table-cell>
          <table:table-cell office:value-type="float" office:value="184.375">
            <text:p>184.375</text:p>
          </table:table-cell>
          <table:table-cell office:value-type="float" office:value="549.875">
            <text:p>549.875</text:p>
          </table:table-cell>
          <table:table-cell office:value-type="float" office:value="-0.00805508639729765">
            <text:p>-0.0080550864</text:p>
          </table:table-cell>
          <table:table-cell office:value-type="float" office:value="0.00862976831266089">
            <text:p>0.0086297683</text:p>
          </table:table-cell>
          <table:table-cell office:value-type="float" office:value="0.0179258353708231">
            <text:p>0.0179258354</text:p>
          </table:table-cell>
          <table:table-cell office:value-type="float" office:value="0.971934371066519">
            <text:p>0.9719343711</text:p>
          </table:table-cell>
          <table:table-cell office:value-type="float" office:value="1.03035015598053">
            <text:p>1.030350156</text:p>
          </table:table-cell>
          <table:table-cell office:value-type="float" office:value="1.06337024152242">
            <text:p>1.06337024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6140">
            <text:p>16140</text:p>
          </table:table-cell>
          <table:table-cell office:value-type="float" office:value="21382">
            <text:p>21382</text:p>
          </table:table-cell>
          <table:table-cell office:value-type="float" office:value="33886">
            <text:p>33886</text:p>
          </table:table-cell>
          <table:table-cell office:value-type="float" office:value="160.75">
            <text:p>160.75</text:p>
          </table:table-cell>
          <table:table-cell office:value-type="float" office:value="299.875">
            <text:p>299.875</text:p>
          </table:table-cell>
          <table:table-cell office:value-type="float" office:value="403.625">
            <text:p>403.625</text:p>
          </table:table-cell>
          <table:table-cell office:value-type="float" office:value="0.00995972738537794">
            <text:p>0.0099597274</text:p>
          </table:table-cell>
          <table:table-cell office:value-type="float" office:value="0.0140246468992611">
            <text:p>0.0140246469</text:p>
          </table:table-cell>
          <table:table-cell office:value-type="float" office:value="0.0119112612878475">
            <text:p>0.0119112613</text:p>
          </table:table-cell>
          <table:table-cell office:value-type="float" office:value="1.03505347034122">
            <text:p>1.0350534703</text:p>
          </table:table-cell>
          <table:table-cell office:value-type="float" office:value="1.04947177795989">
            <text:p>1.049471778</text:p>
          </table:table-cell>
          <table:table-cell office:value-type="float" office:value="1.04196749567258">
            <text:p>1.041967495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887">
            <text:p>887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6062">
            <text:p>16062</text:p>
          </table:table-cell>
          <table:table-cell office:value-type="float" office:value="22536">
            <text:p>22536</text:p>
          </table:table-cell>
          <table:table-cell office:value-type="float" office:value="35081">
            <text:p>35081</text:p>
          </table:table-cell>
          <table:table-cell office:value-type="float" office:value="162.75">
            <text:p>162.75</text:p>
          </table:table-cell>
          <table:table-cell office:value-type="float" office:value="64.625">
            <text:p>64.625</text:p>
          </table:table-cell>
          <table:table-cell office:value-type="float" office:value="-33.25">
            <text:p>-33.25</text:p>
          </table:table-cell>
          <table:table-cell office:value-type="float" office:value="0.010132611131864">
            <text:p>0.0101326111</text:p>
          </table:table-cell>
          <table:table-cell office:value-type="float" office:value="0.00286763400780973">
            <text:p>0.002867634</text:p>
          </table:table-cell>
          <table:table-cell office:value-type="float" office:value="-0.000947806504945697">
            <text:p>-0.0009478065</text:p>
          </table:table-cell>
          <table:table-cell office:value-type="float" office:value="1.03566537178589">
            <text:p>1.0356653718</text:p>
          </table:table-cell>
          <table:table-cell office:value-type="float" office:value="1.01005283674395">
            <text:p>1.0100528367</text:p>
          </table:table-cell>
          <table:table-cell office:value-type="float" office:value="0.996684437973545">
            <text:p>0.9966844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16028">
            <text:p>16028</text:p>
          </table:table-cell>
          <table:table-cell office:value-type="float" office:value="23015">
            <text:p>23015</text:p>
          </table:table-cell>
          <table:table-cell office:value-type="float" office:value="36684">
            <text:p>36684</text:p>
          </table:table-cell>
          <table:table-cell office:value-type="float" office:value="246">
            <text:p>246</text:p>
          </table:table-cell>
          <table:table-cell office:value-type="float" office:value="80.875">
            <text:p>80.875</text:p>
          </table:table-cell>
          <table:table-cell office:value-type="float" office:value="-345.625">
            <text:p>-345.625</text:p>
          </table:table-cell>
          <table:table-cell office:value-type="float" office:value="0.0153481407536811">
            <text:p>0.0153481408</text:p>
          </table:table-cell>
          <table:table-cell office:value-type="float" office:value="0.00351401260047795">
            <text:p>0.0035140126</text:p>
          </table:table-cell>
          <table:table-cell office:value-type="float" office:value="-0.00942168247737433">
            <text:p>-0.0094216825</text:p>
          </table:table-cell>
          <table:table-cell office:value-type="float" office:value="1.05418020087009">
            <text:p>1.0541802009</text:p>
          </table:table-cell>
          <table:table-cell office:value-type="float" office:value="1.0123232467394">
            <text:p>1.0123232467</text:p>
          </table:table-cell>
          <table:table-cell office:value-type="float" office:value="0.967198096806571">
            <text:p>0.96719809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1719">
            <text:p>21719</text:p>
          </table:table-cell>
          <table:table-cell office:value-type="float" office:value="35508">
            <text:p>35508</text:p>
          </table:table-cell>
          <table:table-cell office:value-type="float" office:value="107">
            <text:p>107</text:p>
          </table:table-cell>
          <table:table-cell office:value-type="float" office:value="89.875">
            <text:p>89.875</text:p>
          </table:table-cell>
          <table:table-cell office:value-type="float" office:value="-921.625">
            <text:p>-921.625</text:p>
          </table:table-cell>
          <table:table-cell office:value-type="float" office:value="0.00653554849743464">
            <text:p>0.0065355485</text:p>
          </table:table-cell>
          <table:table-cell office:value-type="float" office:value="0.00413808186380588">
            <text:p>0.0041380819</text:p>
          </table:table-cell>
          <table:table-cell office:value-type="float" office:value="-0.0259554184972401">
            <text:p>-0.0259554185</text:p>
          </table:table-cell>
          <table:table-cell office:value-type="float" office:value="1.02295813799358">
            <text:p>1.022958138</text:p>
          </table:table-cell>
          <table:table-cell office:value-type="float" office:value="1.01451684901748">
            <text:p>1.014516849</text:p>
          </table:table-cell>
          <table:table-cell office:value-type="float" office:value="0.910476455408419">
            <text:p>0.9104764554</text:p>
          </table:table-cell>
          <table:table-cell table:number-columns-repeated="2" office:value-type="float" office:value="0">
            <text:p>0</text:p>
          </table:table-cell>
          <table:table-cell office:value-type="float" office:value="-26.3572051859533">
            <text:p>-26.35720518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234">
            <text:p>1234</text:p>
          </table:table-cell>
          <table:table-cell office:value-type="float" office:value="15689">
            <text:p>15689</text:p>
          </table:table-cell>
          <table:table-cell office:value-type="float" office:value="23109">
            <text:p>23109</text:p>
          </table:table-cell>
          <table:table-cell office:value-type="float" office:value="32985">
            <text:p>32985</text:p>
          </table:table-cell>
          <table:table-cell office:value-type="float" office:value="197.75">
            <text:p>197.75</text:p>
          </table:table-cell>
          <table:table-cell office:value-type="float" office:value="236">
            <text:p>236</text:p>
          </table:table-cell>
          <table:table-cell office:value-type="float" office:value="319.25">
            <text:p>319.25</text:p>
          </table:table-cell>
          <table:table-cell office:value-type="float" office:value="0.0126043724902798">
            <text:p>0.0126043725</text:p>
          </table:table-cell>
          <table:table-cell office:value-type="float" office:value="0.0102124713315159">
            <text:p>0.0102124713</text:p>
          </table:table-cell>
          <table:table-cell office:value-type="float" office:value="0.00967864180688192">
            <text:p>0.0096786418</text:p>
          </table:table-cell>
          <table:table-cell office:value-type="float" office:value="1.04442668931949">
            <text:p>1.0444266893</text:p>
          </table:table-cell>
          <table:table-cell office:value-type="float" office:value="1.03594806701887">
            <text:p>1.035948067</text:p>
          </table:table-cell>
          <table:table-cell office:value-type="float" office:value="1.03405885149425">
            <text:p>1.03405885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table:number-columns-repeated="2" office:value-type="float" office:value="1182">
            <text:p>1182</text:p>
          </table:table-cell>
          <table:table-cell office:value-type="float" office:value="15548">
            <text:p>15548</text:p>
          </table:table-cell>
          <table:table-cell office:value-type="float" office:value="21196">
            <text:p>21196</text:p>
          </table:table-cell>
          <table:table-cell office:value-type="float" office:value="34841">
            <text:p>34841</text:p>
          </table:table-cell>
          <table:table-cell office:value-type="float" office:value="140">
            <text:p>140</text:p>
          </table:table-cell>
          <table:table-cell office:value-type="float" office:value="233.75">
            <text:p>233.75</text:p>
          </table:table-cell>
          <table:table-cell office:value-type="float" office:value="-38">
            <text:p>-38</text:p>
          </table:table-cell>
          <table:table-cell office:value-type="float" office:value="0.00900437355286854">
            <text:p>0.0090043736</text:p>
          </table:table-cell>
          <table:table-cell office:value-type="float" office:value="0.011028024155501">
            <text:p>0.0110280242</text:p>
          </table:table-cell>
          <table:table-cell office:value-type="float" office:value="-0.00109066903935019">
            <text:p>-0.001090669</text:p>
          </table:table-cell>
          <table:table-cell office:value-type="float" office:value="1.03167422177148">
            <text:p>1.0316742218</text:p>
          </table:table-cell>
          <table:table-cell office:value-type="float" office:value="1.03883645448513">
            <text:p>1.0388364545</text:p>
          </table:table-cell>
          <table:table-cell office:value-type="float" office:value="0.996184989897823">
            <text:p>0.99618498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table:number-columns-repeated="2" office:value-type="float" office:value="727">
            <text:p>727</text:p>
          </table:table-cell>
          <table:table-cell office:value-type="float" office:value="14895">
            <text:p>14895</text:p>
          </table:table-cell>
          <table:table-cell office:value-type="float" office:value="20823">
            <text:p>20823</text:p>
          </table:table-cell>
          <table:table-cell office:value-type="float" office:value="35128">
            <text:p>35128</text:p>
          </table:table-cell>
          <table:table-cell office:value-type="float" office:value="-827">
            <text:p>-827</text:p>
          </table:table-cell>
          <table:table-cell office:value-type="float" office:value="-202.625">
            <text:p>-202.625</text:p>
          </table:table-cell>
          <table:table-cell office:value-type="float" office:value="-405">
            <text:p>-405</text:p>
          </table:table-cell>
          <table:table-cell office:value-type="float" office:value="-0.0555219872440416">
            <text:p>-0.0555219872</text:p>
          </table:table-cell>
          <table:table-cell office:value-type="float" office:value="-0.00973082648993901">
            <text:p>-0.0097308265</text:p>
          </table:table-cell>
          <table:table-cell office:value-type="float" office:value="-0.0115292644044637">
            <text:p>-0.0115292644</text:p>
          </table:table-cell>
          <table:table-cell office:value-type="float" office:value="0.811715119138208">
            <text:p>0.8117151191</text:p>
          </table:table-cell>
          <table:table-cell office:value-type="float" office:value="0.966127697694201">
            <text:p>0.9661276977</text:p>
          </table:table-cell>
          <table:table-cell office:value-type="float" office:value="0.959908105502285">
            <text:p>0.9599081055</text:p>
          </table:table-cell>
          <table:table-cell office:value-type="float" office:value="-12.1343196115525">
            <text:p>-12.13431961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13014">
            <text:p>13014</text:p>
          </table:table-cell>
          <table:table-cell office:value-type="float" office:value="21048">
            <text:p>21048</text:p>
          </table:table-cell>
          <table:table-cell office:value-type="float" office:value="33946">
            <text:p>33946</text:p>
          </table:table-cell>
          <table:table-cell office:value-type="float" office:value="-852.25">
            <text:p>-852.25</text:p>
          </table:table-cell>
          <table:table-cell office:value-type="float" office:value="393.125">
            <text:p>393.125</text:p>
          </table:table-cell>
          <table:table-cell office:value-type="float" office:value="-909.875">
            <text:p>-909.875</text:p>
          </table:table-cell>
          <table:table-cell office:value-type="float" office:value="-0.0654871676655909">
            <text:p>-0.0654871677</text:p>
          </table:table-cell>
          <table:table-cell office:value-type="float" office:value="0.0186775465602433">
            <text:p>0.0186775466</text:p>
          </table:table-cell>
          <table:table-cell office:value-type="float" office:value="-0.0268035998350321">
            <text:p>-0.0268035998</text:p>
          </table:table-cell>
          <table:table-cell office:value-type="float" office:value="0.779200508663">
            <text:p>0.7792005087</text:p>
          </table:table-cell>
          <table:table-cell office:value-type="float" office:value="1.06605516042205">
            <text:p>1.0660551604</text:p>
          </table:table-cell>
          <table:table-cell office:value-type="float" office:value="0.907595529187056">
            <text:p>0.9075955292</text:p>
          </table:table-cell>
          <table:table-cell office:value-type="float" office:value="-10.2339878196348">
            <text:p>-10.2339878196</text:p>
          </table:table-cell>
          <table:table-cell office:value-type="float" office:value="0">
            <text:p>0</text:p>
          </table:table-cell>
          <table:table-cell office:value-type="float" office:value="-25.5120842293342">
            <text:p>-25.512084229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12303">
            <text:p>12303</text:p>
          </table:table-cell>
          <table:table-cell office:value-type="float" office:value="21089">
            <text:p>21089</text:p>
          </table:table-cell>
          <table:table-cell office:value-type="float" office:value="31957">
            <text:p>31957</text:p>
          </table:table-cell>
          <table:table-cell office:value-type="float" office:value="-501.25">
            <text:p>-501.25</text:p>
          </table:table-cell>
          <table:table-cell office:value-type="float" office:value="-861.75">
            <text:p>-861.75</text:p>
          </table:table-cell>
          <table:table-cell office:value-type="float" office:value="291.625">
            <text:p>291.625</text:p>
          </table:table-cell>
          <table:table-cell office:value-type="float" office:value="-0.0407420954238804">
            <text:p>-0.0407420954</text:p>
          </table:table-cell>
          <table:table-cell office:value-type="float" office:value="-0.0408625349708379">
            <text:p>-0.040862535</text:p>
          </table:table-cell>
          <table:table-cell office:value-type="float" office:value="0.009125543699346">
            <text:p>0.0091255437</text:p>
          </table:table-cell>
          <table:table-cell office:value-type="float" office:value="0.860656105961895">
            <text:p>0.860656106</text:p>
          </table:table-cell>
          <table:table-cell office:value-type="float" office:value="0.860253831259984">
            <text:p>0.8602538313</text:p>
          </table:table-cell>
          <table:table-cell office:value-type="float" office:value="1.03210262302142">
            <text:p>1.032102623</text:p>
          </table:table-cell>
          <table:table-cell office:value-type="float" office:value="-16.664070747296">
            <text:p>-16.6640707473</text:p>
          </table:table-cell>
          <table:table-cell office:value-type="float" office:value="-16.6139186946855">
            <text:p>-16.61391869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252">
            <text:p>1252</text:p>
          </table:table-cell>
          <table:table-cell office:value-type="float" office:value="12395">
            <text:p>12395</text:p>
          </table:table-cell>
          <table:table-cell office:value-type="float" office:value="20613">
            <text:p>20613</text:p>
          </table:table-cell>
          <table:table-cell office:value-type="float" office:value="33388">
            <text:p>33388</text:p>
          </table:table-cell>
          <table:table-cell office:value-type="float" office:value="-317.25">
            <text:p>-317.25</text:p>
          </table:table-cell>
          <table:table-cell office:value-type="float" office:value="-1117.5">
            <text:p>-1117.5</text:p>
          </table:table-cell>
          <table:table-cell office:value-type="float" office:value="-69.75">
            <text:p>-69.75</text:p>
          </table:table-cell>
          <table:table-cell office:value-type="float" office:value="-0.0255949979830577">
            <text:p>-0.025594998</text:p>
          </table:table-cell>
          <table:table-cell office:value-type="float" office:value="-0.0542133605006549">
            <text:p>-0.0542133605</text:p>
          </table:table-cell>
          <table:table-cell office:value-type="float" office:value="-0.00208907391877321">
            <text:p>-0.0020890739</text:p>
          </table:table-cell>
          <table:table-cell office:value-type="float" office:value="0.911701510745934">
            <text:p>0.9117015107</text:p>
          </table:table-cell>
          <table:table-cell office:value-type="float" office:value="0.816013851622985">
            <text:p>0.8160138516</text:p>
          </table:table-cell>
          <table:table-cell office:value-type="float" office:value="0.992696795174776">
            <text:p>0.9926967952</text:p>
          </table:table-cell>
          <table:table-cell office:value-type="float" office:value="-26.7332819532057">
            <text:p>-26.7332819532</text:p>
          </table:table-cell>
          <table:table-cell office:value-type="float" office:value="-12.435748692306">
            <text:p>-12.43574869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3460">
            <text:p>13460</text:p>
          </table:table-cell>
          <table:table-cell office:value-type="float" office:value="20134">
            <text:p>20134</text:p>
          </table:table-cell>
          <table:table-cell office:value-type="float" office:value="34525">
            <text:p>34525</text:p>
          </table:table-cell>
          <table:table-cell office:value-type="float" office:value="-176.875">
            <text:p>-176.875</text:p>
          </table:table-cell>
          <table:table-cell office:value-type="float" office:value="-240.875">
            <text:p>-240.875</text:p>
          </table:table-cell>
          <table:table-cell office:value-type="float" office:value="-314.625">
            <text:p>-314.625</text:p>
          </table:table-cell>
          <table:table-cell office:value-type="float" office:value="-0.0131407875185736">
            <text:p>-0.0131407875</text:p>
          </table:table-cell>
          <table:table-cell office:value-type="float" office:value="-0.0119635939207311">
            <text:p>-0.0119635939</text:p>
          </table:table-cell>
          <table:table-cell office:value-type="float" office:value="-0.00911296162201303">
            <text:p>-0.0091129616</text:p>
          </table:table-cell>
          <table:table-cell office:value-type="float" office:value="0.954345697066345">
            <text:p>0.9543456971</text:p>
          </table:table-cell>
          <table:table-cell office:value-type="float" office:value="0.958407951333261">
            <text:p>0.9584079513</text:p>
          </table:table-cell>
          <table:table-cell office:value-type="float" office:value="0.968267404619222">
            <text:p>0.96826740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table:number-columns-repeated="2" office:value-type="float" office:value="1284">
            <text:p>1284</text:p>
          </table:table-cell>
          <table:table-cell office:value-type="float" office:value="12714">
            <text:p>12714</text:p>
          </table:table-cell>
          <table:table-cell office:value-type="float" office:value="19382">
            <text:p>19382</text:p>
          </table:table-cell>
          <table:table-cell office:value-type="float" office:value="32966">
            <text:p>32966</text:p>
          </table:table-cell>
          <table:table-cell office:value-type="float" office:value="-815.25">
            <text:p>-815.25</text:p>
          </table:table-cell>
          <table:table-cell office:value-type="float" office:value="-588.125">
            <text:p>-588.125</text:p>
          </table:table-cell>
          <table:table-cell office:value-type="float" office:value="-832.5">
            <text:p>-832.5</text:p>
          </table:table-cell>
          <table:table-cell office:value-type="float" office:value="-0.0641222274657857">
            <text:p>-0.0641222275</text:p>
          </table:table-cell>
          <table:table-cell office:value-type="float" office:value="-0.0303438757610154">
            <text:p>-0.0303438758</text:p>
          </table:table-cell>
          <table:table-cell office:value-type="float" office:value="-0.0252532912697931">
            <text:p>-0.0252532913</text:p>
          </table:table-cell>
          <table:table-cell office:value-type="float" office:value="0.783631057577891">
            <text:p>0.7836310576</text:p>
          </table:table-cell>
          <table:table-cell office:value-type="float" office:value="0.895601106396998">
            <text:p>0.8956011064</text:p>
          </table:table-cell>
          <table:table-cell office:value-type="float" office:value="0.91286342884684">
            <text:p>0.9128634288</text:p>
          </table:table-cell>
          <table:table-cell office:value-type="float" office:value="-10.4593788949643">
            <text:p>-10.459378895</text:p>
          </table:table-cell>
          <table:table-cell office:value-type="float" office:value="-22.4947133502396">
            <text:p>-22.4947133502</text:p>
          </table:table-cell>
          <table:table-cell office:value-type="float" office:value="-27.0997447450692">
            <text:p>-27.099744745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835">
            <text:p>835</text:p>
          </table:table-cell>
          <table:table-cell office:value-type="float" office:value="1239">
            <text:p>1239</text:p>
          </table:table-cell>
          <table:table-cell office:value-type="float" office:value="11709">
            <text:p>11709</text:p>
          </table:table-cell>
          <table:table-cell office:value-type="float" office:value="18296">
            <text:p>18296</text:p>
          </table:table-cell>
          <table:table-cell office:value-type="float" office:value="30391">
            <text:p>30391</text:p>
          </table:table-cell>
          <table:table-cell office:value-type="float" office:value="-503">
            <text:p>-503</text:p>
          </table:table-cell>
          <table:table-cell office:value-type="float" office:value="42.5">
            <text:p>42.5</text:p>
          </table:table-cell>
          <table:table-cell office:value-type="float" office:value="-1402.375">
            <text:p>-1402.375</text:p>
          </table:table-cell>
          <table:table-cell office:value-type="float" office:value="-0.0429584080621744">
            <text:p>-0.0429584081</text:p>
          </table:table-cell>
          <table:table-cell office:value-type="float" office:value="0.00232291211193704">
            <text:p>0.0023229121</text:p>
          </table:table-cell>
          <table:table-cell office:value-type="float" office:value="-0.0461444177552565">
            <text:p>-0.0461444178</text:p>
          </table:table-cell>
          <table:table-cell office:value-type="float" office:value="0.853262604435933">
            <text:p>0.8532626044</text:p>
          </table:table-cell>
          <table:table-cell office:value-type="float" office:value="1.00814076839631">
            <text:p>1.0081407684</text:p>
          </table:table-cell>
          <table:table-cell office:value-type="float" office:value="0.842667980144947">
            <text:p>0.8426679801</text:p>
          </table:table-cell>
          <table:table-cell office:value-type="float" office:value="-15.7861990623966">
            <text:p>-15.7861990624</text:p>
          </table:table-cell>
          <table:table-cell office:value-type="float" office:value="0">
            <text:p>0</text:p>
          </table:table-cell>
          <table:table-cell office:value-type="float" office:value="-14.6719551327141">
            <text:p>-14.671955132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table:number-columns-repeated="2" office:value-type="float" office:value="1224">
            <text:p>1224</text:p>
          </table:table-cell>
          <table:table-cell office:value-type="float" office:value="12068">
            <text:p>12068</text:p>
          </table:table-cell>
          <table:table-cell office:value-type="float" office:value="18110">
            <text:p>18110</text:p>
          </table:table-cell>
          <table:table-cell office:value-type="float" office:value="27496">
            <text:p>27496</text:p>
          </table:table-cell>
          <table:table-cell office:value-type="float" office:value="-269">
            <text:p>-269</text:p>
          </table:table-cell>
          <table:table-cell office:value-type="float" office:value="-339.5">
            <text:p>-339.5</text:p>
          </table:table-cell>
          <table:table-cell office:value-type="float" office:value="-1529.125">
            <text:p>-1529.125</text:p>
          </table:table-cell>
          <table:table-cell office:value-type="float" office:value="-0.022290354656944">
            <text:p>-0.0222903547</text:p>
          </table:table-cell>
          <table:table-cell office:value-type="float" office:value="-0.0187465488680287">
            <text:p>-0.0187465489</text:p>
          </table:table-cell>
          <table:table-cell office:value-type="float" office:value="-0.0556126345650276">
            <text:p>-0.0556126346</text:p>
          </table:table-cell>
          <table:table-cell office:value-type="float" office:value="0.922957604125731">
            <text:p>0.9229576041</text:p>
          </table:table-cell>
          <table:table-cell office:value-type="float" office:value="0.935075887827044">
            <text:p>0.9350758878</text:p>
          </table:table-cell>
          <table:table-cell office:value-type="float" office:value="0.811417598663999">
            <text:p>0.8114175987</text:p>
          </table:table-cell>
          <table:table-cell office:value-type="float" office:value="-30.7484074910542">
            <text:p>-30.7484074911</text:p>
          </table:table-cell>
          <table:table-cell office:value-type="float" office:value="0">
            <text:p>0</text:p>
          </table:table-cell>
          <table:table-cell office:value-type="float" office:value="-12.1139651203568">
            <text:p>-12.113965120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12980">
            <text:p>12980</text:p>
          </table:table-cell>
          <table:table-cell office:value-type="float" office:value="17542">
            <text:p>17542</text:p>
          </table:table-cell>
          <table:table-cell office:value-type="float" office:value="25450">
            <text:p>25450</text:p>
          </table:table-cell>
          <table:table-cell office:value-type="float" office:value="-205">
            <text:p>-205</text:p>
          </table:table-cell>
          <table:table-cell office:value-type="float" office:value="-1079.375">
            <text:p>-1079.375</text:p>
          </table:table-cell>
          <table:table-cell office:value-type="float" office:value="-1437.75">
            <text:p>-1437.75</text:p>
          </table:table-cell>
          <table:table-cell office:value-type="float" office:value="-0.0157935285053929">
            <text:p>-0.0157935285</text:p>
          </table:table-cell>
          <table:table-cell office:value-type="float" office:value="-0.0615308972751112">
            <text:p>-0.0615308973</text:p>
          </table:table-cell>
          <table:table-cell office:value-type="float" office:value="-0.0564931237721022">
            <text:p>-0.0564931238</text:p>
          </table:table-cell>
          <table:table-cell office:value-type="float" office:value="0.94521154389472">
            <text:p>0.9452115439</text:p>
          </table:table-cell>
          <table:table-cell office:value-type="float" office:value="0.792062520123292">
            <text:p>0.7920625201</text:p>
          </table:table-cell>
          <table:table-cell office:value-type="float" office:value="0.808529353943361">
            <text:p>0.8085293539</text:p>
          </table:table-cell>
          <table:table-cell office:value-type="float" office:value="0">
            <text:p>0</text:p>
          </table:table-cell>
          <table:table-cell office:value-type="float" office:value="-10.9147848166837">
            <text:p>-10.9147848167</text:p>
          </table:table-cell>
          <table:table-cell office:value-type="float" office:value="-11.9196525678174">
            <text:p>-11.919652567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12066">
            <text:p>12066</text:p>
          </table:table-cell>
          <table:table-cell office:value-type="float" office:value="16210">
            <text:p>16210</text:p>
          </table:table-cell>
          <table:table-cell office:value-type="float" office:value="23107">
            <text:p>23107</text:p>
          </table:table-cell>
          <table:table-cell office:value-type="float" office:value="-776.25">
            <text:p>-776.25</text:p>
          </table:table-cell>
          <table:table-cell office:value-type="float" office:value="-716.75">
            <text:p>-716.75</text:p>
          </table:table-cell>
          <table:table-cell office:value-type="float" office:value="-125.875">
            <text:p>-125.875</text:p>
          </table:table-cell>
          <table:table-cell office:value-type="float" office:value="-0.0643336648433615">
            <text:p>-0.0643336648</text:p>
          </table:table-cell>
          <table:table-cell office:value-type="float" office:value="-0.0442165330043183">
            <text:p>-0.044216533</text:p>
          </table:table-cell>
          <table:table-cell office:value-type="float" office:value="-0.00544748344657463">
            <text:p>-0.0054474834</text:p>
          </table:table-cell>
          <table:table-cell office:value-type="float" office:value="0.782944261095304">
            <text:p>0.7829442611</text:p>
          </table:table-cell>
          <table:table-cell office:value-type="float" office:value="0.849074133995093">
            <text:p>0.849074134</text:p>
          </table:table-cell>
          <table:table-cell office:value-type="float" office:value="0.980991971085754">
            <text:p>0.9809919711</text:p>
          </table:table-cell>
          <table:table-cell office:value-type="float" office:value="-10.4238386995435">
            <text:p>-10.4238386995</text:p>
          </table:table-cell>
          <table:table-cell office:value-type="float" office:value="-15.3270134926958">
            <text:p>-15.32701349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02">
            <text:p>602</text:p>
          </table:table-cell>
          <table:table-cell office:value-type="float" office:value="1267">
            <text:p>1267</text:p>
          </table:table-cell>
          <table:table-cell office:value-type="float" office:value="11511">
            <text:p>11511</text:p>
          </table:table-cell>
          <table:table-cell office:value-type="float" office:value="16012">
            <text:p>16012</text:p>
          </table:table-cell>
          <table:table-cell office:value-type="float" office:value="24578">
            <text:p>24578</text:p>
          </table:table-cell>
          <table:table-cell office:value-type="float" office:value="-517">
            <text:p>-517</text:p>
          </table:table-cell>
          <table:table-cell office:value-type="float" office:value="-1197.125">
            <text:p>-1197.125</text:p>
          </table:table-cell>
          <table:table-cell office:value-type="float" office:value="93.625">
            <text:p>93.625</text:p>
          </table:table-cell>
          <table:table-cell office:value-type="float" office:value="-0.0449135609417079">
            <text:p>-0.0449135609</text:p>
          </table:table-cell>
          <table:table-cell office:value-type="float" office:value="-0.0747642393205096">
            <text:p>-0.0747642393</text:p>
          </table:table-cell>
          <table:table-cell office:value-type="float" office:value="0.00380930100089511">
            <text:p>0.003809301</text:p>
          </table:table-cell>
          <table:table-cell office:value-type="float" office:value="0.846756303498693">
            <text:p>0.8467563035</text:p>
          </table:table-cell>
          <table:table-cell office:value-type="float" office:value="0.749280957681318">
            <text:p>0.7492809577</text:p>
          </table:table-cell>
          <table:table-cell office:value-type="float" office:value="1.0133609946204">
            <text:p>1.0133609946</text:p>
          </table:table-cell>
          <table:table-cell office:value-type="float" office:value="-15.0836874005209">
            <text:p>-15.0836874005</text:p>
          </table:table-cell>
          <table:table-cell office:value-type="float" office:value="-8.92004425034795">
            <text:p>-8.92004425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10292">
            <text:p>10292</text:p>
          </table:table-cell>
          <table:table-cell office:value-type="float" office:value="15228">
            <text:p>15228</text:p>
          </table:table-cell>
          <table:table-cell office:value-type="float" office:value="24721">
            <text:p>24721</text:p>
          </table:table-cell>
          <table:table-cell office:value-type="float" office:value="-865">
            <text:p>-865</text:p>
          </table:table-cell>
          <table:table-cell office:value-type="float" office:value="-394.25">
            <text:p>-394.25</text:p>
          </table:table-cell>
          <table:table-cell office:value-type="float" office:value="-474">
            <text:p>-474</text:p>
          </table:table-cell>
          <table:table-cell office:value-type="float" office:value="-0.0840458608628061">
            <text:p>-0.0840458609</text:p>
          </table:table-cell>
          <table:table-cell office:value-type="float" office:value="-0.0258898082479643">
            <text:p>-0.0258898082</text:p>
          </table:table-cell>
          <table:table-cell office:value-type="float" office:value="-0.0191739816350471">
            <text:p>-0.0191739816</text:p>
          </table:table-cell>
          <table:table-cell office:value-type="float" office:value="0.719684352167392">
            <text:p>0.7196843522</text:p>
          </table:table-cell>
          <table:table-cell office:value-type="float" office:value="0.910699424187513">
            <text:p>0.9106994242</text:p>
          </table:table-cell>
          <table:table-cell office:value-type="float" office:value="0.933611641757948">
            <text:p>0.9336116418</text:p>
          </table:table-cell>
          <table:table-cell office:value-type="float" office:value="-7.89560562983453">
            <text:p>-7.8956056298</text:p>
          </table:table-cell>
          <table:table-cell office:value-type="float" office:value="-26.4248859487385">
            <text:p>-26.42488594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294">
            <text:p>1294</text:p>
          </table:table-cell>
          <table:table-cell office:value-type="float" office:value="8721">
            <text:p>8721</text:p>
          </table:table-cell>
          <table:table-cell office:value-type="float" office:value="15056">
            <text:p>15056</text:p>
          </table:table-cell>
          <table:table-cell office:value-type="float" office:value="23611">
            <text:p>23611</text:p>
          </table:table-cell>
          <table:table-cell office:value-type="float" office:value="-797.75">
            <text:p>-797.75</text:p>
          </table:table-cell>
          <table:table-cell office:value-type="float" office:value="-1244.25">
            <text:p>-1244.25</text:p>
          </table:table-cell>
          <table:table-cell office:value-type="float" office:value="-1031.75">
            <text:p>-1031.75</text:p>
          </table:table-cell>
          <table:table-cell office:value-type="float" office:value="-0.091474601536521">
            <text:p>-0.0914746015</text:p>
          </table:table-cell>
          <table:table-cell office:value-type="float" office:value="-0.0826414718384697">
            <text:p>-0.0826414718</text:p>
          </table:table-cell>
          <table:table-cell office:value-type="float" office:value="-0.0436978526957774">
            <text:p>-0.0436978527</text:p>
          </table:table-cell>
          <table:table-cell office:value-type="float" office:value="0.696239395965656">
            <text:p>0.696239396</text:p>
          </table:table-cell>
          <table:table-cell office:value-type="float" office:value="0.724140889785908">
            <text:p>0.7241408898</text:p>
          </table:table-cell>
          <table:table-cell office:value-type="float" office:value="0.850800140132014">
            <text:p>0.8508001401</text:p>
          </table:table-cell>
          <table:table-cell office:value-type="float" office:value="-7.22536835598399">
            <text:p>-7.225368356</text:p>
          </table:table-cell>
          <table:table-cell office:value-type="float" office:value="-8.03584583927177">
            <text:p>-8.0358458393</text:p>
          </table:table-cell>
          <table:table-cell office:value-type="float" office:value="-15.5131165755969">
            <text:p>-15.5131165756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45">
            <text:p>1245</text:p>
          </table:table-cell>
          <table:table-cell office:value-type="float" office:value="7294">
            <text:p>7294</text:p>
          </table:table-cell>
          <table:table-cell office:value-type="float" office:value="13390">
            <text:p>13390</text:p>
          </table:table-cell>
          <table:table-cell office:value-type="float" office:value="22317">
            <text:p>22317</text:p>
          </table:table-cell>
          <table:table-cell office:value-type="float" office:value="-729.25">
            <text:p>-729.25</text:p>
          </table:table-cell>
          <table:table-cell office:value-type="float" office:value="-38.625">
            <text:p>-38.625</text:p>
          </table:table-cell>
          <table:table-cell office:value-type="float" office:value="-197">
            <text:p>-197</text:p>
          </table:table-cell>
          <table:table-cell office:value-type="float" office:value="-0.0999794351521799">
            <text:p>-0.0999794352</text:p>
          </table:table-cell>
          <table:table-cell office:value-type="float" office:value="-0.00288461538461538">
            <text:p>-0.0028846154</text:p>
          </table:table-cell>
          <table:table-cell office:value-type="float" office:value="-0.00882735134650715">
            <text:p>-0.0088273513</text:p>
          </table:table-cell>
          <table:table-cell office:value-type="float" office:value="0.669663916375934">
            <text:p>0.6696639164</text:p>
          </table:table-cell>
          <table:table-cell office:value-type="float" office:value="0.989920155325444">
            <text:p>0.9899201553</text:p>
          </table:table-cell>
          <table:table-cell office:value-type="float" office:value="0.969256997665543">
            <text:p>0.9692569977</text:p>
          </table:table-cell>
          <table:table-cell office:value-type="float" office:value="-6.58024053790115">
            <text:p>-6.58024053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5992">
            <text:p>5992</text:p>
          </table:table-cell>
          <table:table-cell office:value-type="float" office:value="13668">
            <text:p>13668</text:p>
          </table:table-cell>
          <table:table-cell office:value-type="float" office:value="23544">
            <text:p>23544</text:p>
          </table:table-cell>
          <table:table-cell office:value-type="float" office:value="-848.5">
            <text:p>-848.5</text:p>
          </table:table-cell>
          <table:table-cell office:value-type="float" office:value="34">
            <text:p>34</text:p>
          </table:table-cell>
          <table:table-cell office:value-type="float" office:value="-14.625">
            <text:p>-14.625</text:p>
          </table:table-cell>
          <table:table-cell office:value-type="float" office:value="-0.141605473965287">
            <text:p>-0.141605474</text:p>
          </table:table-cell>
          <table:table-cell office:value-type="float" office:value="0.00248756218905473">
            <text:p>0.0024875622</text:p>
          </table:table-cell>
          <table:table-cell office:value-type="float" office:value="-0.000621177370030581">
            <text:p>-0.0006211774</text:p>
          </table:table-cell>
          <table:table-cell office:value-type="float" office:value="0.543682977225085">
            <text:p>0.5436829772</text:p>
          </table:table-cell>
          <table:table-cell office:value-type="float" office:value="1.00871859607435">
            <text:p>1.0087185961</text:p>
          </table:table-cell>
          <table:table-cell office:value-type="float" office:value="0.99782663549309">
            <text:p>0.9978266355</text:p>
          </table:table-cell>
          <table:table-cell office:value-type="float" office:value="-4.5395280100159">
            <text:p>-4.5395280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6748">
            <text:p>6748</text:p>
          </table:table-cell>
          <table:table-cell office:value-type="float" office:value="13279">
            <text:p>13279</text:p>
          </table:table-cell>
          <table:table-cell office:value-type="float" office:value="23819">
            <text:p>23819</text:p>
          </table:table-cell>
          <table:table-cell office:value-type="float" office:value="-640.75">
            <text:p>-640.75</text:p>
          </table:table-cell>
          <table:table-cell office:value-type="float" office:value="-1085">
            <text:p>-1085</text:p>
          </table:table-cell>
          <table:table-cell office:value-type="float" office:value="-437.25">
            <text:p>-437.25</text:p>
          </table:table-cell>
          <table:table-cell office:value-type="float" office:value="-0.0949540604623592">
            <text:p>-0.0949540605</text:p>
          </table:table-cell>
          <table:table-cell office:value-type="float" office:value="-0.0817079599367422">
            <text:p>-0.0817079599</text:p>
          </table:table-cell>
          <table:table-cell office:value-type="float" office:value="-0.0183571938368529">
            <text:p>-0.0183571938</text:p>
          </table:table-cell>
          <table:table-cell office:value-type="float" office:value="0.68533268463439">
            <text:p>0.6853326846</text:p>
          </table:table-cell>
          <table:table-cell office:value-type="float" office:value="0.72710747402677">
            <text:p>0.727107474</text:p>
          </table:table-cell>
          <table:table-cell office:value-type="float" office:value="0.93641031523952">
            <text:p>0.9364103152</text:p>
          </table:table-cell>
          <table:table-cell office:value-type="float" office:value="-6.94748056196521">
            <text:p>-6.947480562</text:p>
          </table:table-cell>
          <table:table-cell office:value-type="float" office:value="-8.13173046780745">
            <text:p>-8.13173046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7098">
            <text:p>7098</text:p>
          </table:table-cell>
          <table:table-cell office:value-type="float" office:value="12724">
            <text:p>12724</text:p>
          </table:table-cell>
          <table:table-cell office:value-type="float" office:value="22637">
            <text:p>22637</text:p>
          </table:table-cell>
          <table:table-cell office:value-type="float" office:value="-486.375">
            <text:p>-486.375</text:p>
          </table:table-cell>
          <table:table-cell office:value-type="float" office:value="-537.375">
            <text:p>-537.375</text:p>
          </table:table-cell>
          <table:table-cell office:value-type="float" office:value="-1023.625">
            <text:p>-1023.625</text:p>
          </table:table-cell>
          <table:table-cell office:value-type="float" office:value="-0.0685228233305156">
            <text:p>-0.0685228233</text:p>
          </table:table-cell>
          <table:table-cell office:value-type="float" office:value="-0.0422331813895002">
            <text:p>-0.0422331814</text:p>
          </table:table-cell>
          <table:table-cell office:value-type="float" office:value="-0.045219110306136">
            <text:p>-0.0452191103</text:p>
          </table:table-cell>
          <table:table-cell office:value-type="float" office:value="0.769373057884878">
            <text:p>0.7693730579</text:p>
          </table:table-cell>
          <table:table-cell office:value-type="float" office:value="0.855679802692895">
            <text:p>0.8556798027</text:p>
          </table:table-cell>
          <table:table-cell office:value-type="float" office:value="0.845740859084806">
            <text:p>0.8457408591</text:p>
          </table:table-cell>
          <table:table-cell office:value-type="float" office:value="-9.76489314510942">
            <text:p>-9.7648931451</text:p>
          </table:table-cell>
          <table:table-cell office:value-type="float" office:value="-16.0633177558156">
            <text:p>-16.0633177558</text:p>
          </table:table-cell>
          <table:table-cell office:value-type="float" office:value="-14.9793874026232">
            <text:p>-14.9793874026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454">
            <text:p>6454</text:p>
          </table:table-cell>
          <table:table-cell office:value-type="float" office:value="11473">
            <text:p>11473</text:p>
          </table:table-cell>
          <table:table-cell office:value-type="float" office:value="20936">
            <text:p>20936</text:p>
          </table:table-cell>
          <table:table-cell office:value-type="float" office:value="-893.5">
            <text:p>-893.5</text:p>
          </table:table-cell>
          <table:table-cell office:value-type="float" office:value="-724.75">
            <text:p>-724.75</text:p>
          </table:table-cell>
          <table:table-cell office:value-type="float" office:value="-1329">
            <text:p>-1329</text:p>
          </table:table-cell>
          <table:table-cell office:value-type="float" office:value="-0.138441276727611">
            <text:p>-0.1384412767</text:p>
          </table:table-cell>
          <table:table-cell office:value-type="float" office:value="-0.063170051425085">
            <text:p>-0.0631700514</text:p>
          </table:table-cell>
          <table:table-cell office:value-type="float" office:value="-0.063479174627436">
            <text:p>-0.0634791746</text:p>
          </table:table-cell>
          <table:table-cell office:value-type="float" office:value="0.553020866173225">
            <text:p>0.5530208662</text:p>
          </table:table-cell>
          <table:table-cell office:value-type="float" office:value="0.786726112590416">
            <text:p>0.7867261126</text:p>
          </table:table-cell>
          <table:table-cell office:value-type="float" office:value="0.78572091580228">
            <text:p>0.7857209158</text:p>
          </table:table-cell>
          <table:table-cell office:value-type="float" office:value="-4.65161795807841">
            <text:p>-4.6516179581</text:p>
          </table:table-cell>
          <table:table-cell office:value-type="float" office:value="-10.6223758075221">
            <text:p>-10.6223758075</text:p>
          </table:table-cell>
          <table:table-cell office:value-type="float" office:value="-10.5689231330422">
            <text:p>-10.56892313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5530">
            <text:p>5530</text:p>
          </table:table-cell>
          <table:table-cell office:value-type="float" office:value="10272">
            <text:p>10272</text:p>
          </table:table-cell>
          <table:table-cell office:value-type="float" office:value="20694">
            <text:p>20694</text:p>
          </table:table-cell>
          <table:table-cell office:value-type="float" office:value="-660">
            <text:p>-660</text:p>
          </table:table-cell>
          <table:table-cell office:value-type="float" office:value="-1392.625">
            <text:p>-1392.625</text:p>
          </table:table-cell>
          <table:table-cell office:value-type="float" office:value="-1338.5">
            <text:p>-1338.5</text:p>
          </table:table-cell>
          <table:table-cell office:value-type="float" office:value="-0.119349005424955">
            <text:p>-0.1193490054</text:p>
          </table:table-cell>
          <table:table-cell office:value-type="float" office:value="-0.135574863707165">
            <text:p>-0.1355748637</text:p>
          </table:table-cell>
          <table:table-cell office:value-type="float" office:value="-0.0646805837440804">
            <text:p>-0.0646805837</text:p>
          </table:table-cell>
          <table:table-cell office:value-type="float" office:value="0.610197083800673">
            <text:p>0.6101970838</text:p>
          </table:table-cell>
          <table:table-cell office:value-type="float" office:value="0.561513842616586">
            <text:p>0.5615138426</text:p>
          </table:table-cell>
          <table:table-cell office:value-type="float" office:value="0.78181776960613">
            <text:p>0.7818177696</text:p>
          </table:table-cell>
          <table:table-cell office:value-type="float" office:value="-5.45382034972334">
            <text:p>-5.4538203497</text:p>
          </table:table-cell>
          <table:table-cell office:value-type="float" office:value="-4.75766657600511">
            <text:p>-4.757666576</text:p>
          </table:table-cell>
          <table:table-cell office:value-type="float" office:value="-10.3660288132564">
            <text:p>-10.3660288133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5166">
            <text:p>5166</text:p>
          </table:table-cell>
          <table:table-cell office:value-type="float" office:value="9982">
            <text:p>9982</text:p>
          </table:table-cell>
          <table:table-cell office:value-type="float" office:value="17657">
            <text:p>17657</text:p>
          </table:table-cell>
          <table:table-cell office:value-type="float" office:value="-334.25">
            <text:p>-334.25</text:p>
          </table:table-cell>
          <table:table-cell office:value-type="float" office:value="-1040.5">
            <text:p>-1040.5</text:p>
          </table:table-cell>
          <table:table-cell office:value-type="float" office:value="-1401.625">
            <text:p>-1401.625</text:p>
          </table:table-cell>
          <table:table-cell office:value-type="float" office:value="-0.0647018970189702">
            <text:p>-0.064701897</text:p>
          </table:table-cell>
          <table:table-cell office:value-type="float" office:value="-0.104237627729914">
            <text:p>-0.1042376277</text:p>
          </table:table-cell>
          <table:table-cell office:value-type="float" office:value="-0.0793806988729682">
            <text:p>-0.0793806989</text:p>
          </table:table-cell>
          <table:table-cell office:value-type="float" office:value="0.781748577970197">
            <text:p>0.781748578</text:p>
          </table:table-cell>
          <table:table-cell office:value-type="float" office:value="0.656464649693431">
            <text:p>0.6564646497</text:p>
          </table:table-cell>
          <table:table-cell office:value-type="float" office:value="0.734518092837591">
            <text:p>0.7345180928</text:p>
          </table:table-cell>
          <table:table-cell office:value-type="float" office:value="-10.3624974160389">
            <text:p>-10.362497416</text:p>
          </table:table-cell>
          <table:table-cell office:value-type="float" office:value="-6.29675221202997">
            <text:p>-6.296752212</text:p>
          </table:table-cell>
          <table:table-cell office:value-type="float" office:value="-8.38058549292027">
            <text:p>-8.3805854929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834">
            <text:p>834</text:p>
          </table:table-cell>
          <table:table-cell office:value-type="float" office:value="4830">
            <text:p>4830</text:p>
          </table:table-cell>
          <table:table-cell office:value-type="float" office:value="9168">
            <text:p>9168</text:p>
          </table:table-cell>
          <table:table-cell office:value-type="float" office:value="14944">
            <text:p>14944</text:p>
          </table:table-cell>
          <table:table-cell office:value-type="float" office:value="-84.75">
            <text:p>-84.75</text:p>
          </table:table-cell>
          <table:table-cell office:value-type="float" office:value="-451.125">
            <text:p>-451.125</text:p>
          </table:table-cell>
          <table:table-cell office:value-type="float" office:value="-1286.75">
            <text:p>-1286.75</text:p>
          </table:table-cell>
          <table:table-cell office:value-type="float" office:value="-0.0175465838509317">
            <text:p>-0.0175465839</text:p>
          </table:table-cell>
          <table:table-cell office:value-type="float" office:value="-0.0492064790575916">
            <text:p>-0.0492064791</text:p>
          </table:table-cell>
          <table:table-cell office:value-type="float" office:value="-0.0861047912205567">
            <text:p>-0.0861047912</text:p>
          </table:table-cell>
          <table:table-cell office:value-type="float" office:value="0.939190406427221">
            <text:p>0.9391904064</text:p>
          </table:table-cell>
          <table:table-cell office:value-type="float" office:value="0.83252302735767">
            <text:p>0.8325230274</text:p>
          </table:table-cell>
          <table:table-cell office:value-type="float" office:value="0.713164739467477">
            <text:p>0.7131647395</text:p>
          </table:table-cell>
          <table:table-cell office:value-type="float" office:value="0">
            <text:p>0</text:p>
          </table:table-cell>
          <table:table-cell office:value-type="float" office:value="-13.7370142472018">
            <text:p>-13.7370142472</text:p>
          </table:table-cell>
          <table:table-cell office:value-type="float" office:value="-7.69826817462701">
            <text:p>-7.6982681746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4844">
            <text:p>4844</text:p>
          </table:table-cell>
          <table:table-cell office:value-type="float" office:value="8298">
            <text:p>8298</text:p>
          </table:table-cell>
          <table:table-cell office:value-type="float" office:value="11985">
            <text:p>11985</text:p>
          </table:table-cell>
          <table:table-cell office:value-type="float" office:value="57.75">
            <text:p>57.75</text:p>
          </table:table-cell>
          <table:table-cell office:value-type="float" office:value="-393.75">
            <text:p>-393.75</text:p>
          </table:table-cell>
          <table:table-cell office:value-type="float" office:value="-450.5">
            <text:p>-450.5</text:p>
          </table:table-cell>
          <table:table-cell office:value-type="float" office:value="0.0119219653179191">
            <text:p>0.0119219653</text:p>
          </table:table-cell>
          <table:table-cell office:value-type="float" office:value="-0.0474511930585683">
            <text:p>-0.0474511931</text:p>
          </table:table-cell>
          <table:table-cell office:value-type="float" office:value="-0.0375886524822695">
            <text:p>-0.0375886525</text:p>
          </table:table-cell>
          <table:table-cell office:value-type="float" office:value="1.04200545979652">
            <text:p>1.0420054598</text:p>
          </table:table-cell>
          <table:table-cell office:value-type="float" office:value="0.838333991111467">
            <text:p>0.8383339911</text:p>
          </table:table-cell>
          <table:table-cell office:value-type="float" office:value="0.871209013631105">
            <text:p>0.8712090136</text:p>
          </table:table-cell>
          <table:table-cell office:value-type="float" office:value="0">
            <text:p>0</text:p>
          </table:table-cell>
          <table:table-cell office:value-type="float" office:value="-14.2582001946419">
            <text:p>-14.2582001946</text:p>
          </table:table-cell>
          <table:table-cell office:value-type="float" office:value="-18.0915440521447">
            <text:p>-18.091544052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40">
            <text:p>540</text:p>
          </table:table-cell>
          <table:table-cell office:value-type="float" office:value="5530">
            <text:p>5530</text:p>
          </table:table-cell>
          <table:table-cell office:value-type="float" office:value="8194">
            <text:p>8194</text:p>
          </table:table-cell>
          <table:table-cell office:value-type="float" office:value="14528">
            <text:p>14528</text:p>
          </table:table-cell>
          <table:table-cell office:value-type="float" office:value="-660">
            <text:p>-660</text:p>
          </table:table-cell>
          <table:table-cell office:value-type="float" office:value="-363.375">
            <text:p>-363.375</text:p>
          </table:table-cell>
          <table:table-cell office:value-type="float" office:value="-649.625">
            <text:p>-649.625</text:p>
          </table:table-cell>
          <table:table-cell office:value-type="float" office:value="-0.119349005424955">
            <text:p>-0.1193490054</text:p>
          </table:table-cell>
          <table:table-cell office:value-type="float" office:value="-0.0443464730290456">
            <text:p>-0.044346473</text:p>
          </table:table-cell>
          <table:table-cell office:value-type="float" office:value="-0.0447153772026432">
            <text:p>-0.0447153772</text:p>
          </table:table-cell>
          <table:table-cell office:value-type="float" office:value="0.610197083800673">
            <text:p>0.6101970838</text:p>
          </table:table-cell>
          <table:table-cell office:value-type="float" office:value="0.848641899351767">
            <text:p>0.8486418994</text:p>
          </table:table-cell>
          <table:table-cell office:value-type="float" office:value="0.847415131109163">
            <text:p>0.8474151311</text:p>
          </table:table-cell>
          <table:table-cell office:value-type="float" office:value="-5.45382034972334">
            <text:p>-5.4538203497</text:p>
          </table:table-cell>
          <table:table-cell office:value-type="float" office:value="-15.281072658834">
            <text:p>-15.2810726588</text:p>
          </table:table-cell>
          <table:table-cell office:value-type="float" office:value="-15.1520998546997">
            <text:p>-15.152099854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3">
            <text:p>3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592">
            <text:p>592</text:p>
          </table:table-cell>
          <table:table-cell office:value-type="float" office:value="5166">
            <text:p>5166</text:p>
          </table:table-cell>
          <table:table-cell office:value-type="float" office:value="8784">
            <text:p>8784</text:p>
          </table:table-cell>
          <table:table-cell office:value-type="float" office:value="16704">
            <text:p>16704</text:p>
          </table:table-cell>
          <table:table-cell office:value-type="float" office:value="-334.25">
            <text:p>-334.25</text:p>
          </table:table-cell>
          <table:table-cell office:value-type="float" office:value="-78">
            <text:p>-78</text:p>
          </table:table-cell>
          <table:table-cell office:value-type="float" office:value="-581.125">
            <text:p>-581.125</text:p>
          </table:table-cell>
          <table:table-cell office:value-type="float" office:value="-0.0647018970189702">
            <text:p>-0.064701897</text:p>
          </table:table-cell>
          <table:table-cell office:value-type="float" office:value="-0.00887978142076503">
            <text:p>-0.0088797814</text:p>
          </table:table-cell>
          <table:table-cell office:value-type="float" office:value="-0.0347895713601533">
            <text:p>-0.0347895714</text:p>
          </table:table-cell>
          <table:table-cell office:value-type="float" office:value="0.781748577970197">
            <text:p>0.781748578</text:p>
          </table:table-cell>
          <table:table-cell office:value-type="float" office:value="0.96907531204276">
            <text:p>0.969075312</text:p>
          </table:table-cell>
          <table:table-cell office:value-type="float" office:value="0.880608716219293">
            <text:p>0.8806087162</text:p>
          </table:table-cell>
          <table:table-cell office:value-type="float" office:value="-10.3624974160389">
            <text:p>-10.362497416</text:p>
          </table:table-cell>
          <table:table-cell office:value-type="float" office:value="0">
            <text:p>0</text:p>
          </table:table-cell>
          <table:table-cell office:value-type="float" office:value="-19.5753742641007">
            <text:p>-19.5753742641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51">
            <text:p>551</text:p>
          </table:table-cell>
          <table:table-cell office:value-type="float" office:value="4830">
            <text:p>4830</text:p>
          </table:table-cell>
          <table:table-cell office:value-type="float" office:value="8625">
            <text:p>8625</text:p>
          </table:table-cell>
          <table:table-cell office:value-type="float" office:value="17952">
            <text:p>17952</text:p>
          </table:table-cell>
          <table:table-cell office:value-type="float" office:value="-84.75">
            <text:p>-84.75</text:p>
          </table:table-cell>
          <table:table-cell office:value-type="float" office:value="168.75">
            <text:p>168.75</text:p>
          </table:table-cell>
          <table:table-cell office:value-type="float" office:value="-284.25">
            <text:p>-284.25</text:p>
          </table:table-cell>
          <table:table-cell office:value-type="float" office:value="-0.0175465838509317">
            <text:p>-0.0175465839</text:p>
          </table:table-cell>
          <table:table-cell office:value-type="float" office:value="0.0195652173913043">
            <text:p>0.0195652174</text:p>
          </table:table-cell>
          <table:table-cell office:value-type="float" office:value="-0.0158338903743316">
            <text:p>-0.0158338904</text:p>
          </table:table-cell>
          <table:table-cell office:value-type="float" office:value="0.939190406427221">
            <text:p>0.9391904064</text:p>
          </table:table-cell>
          <table:table-cell office:value-type="float" office:value="1.06922854442344">
            <text:p>1.0692285444</text:p>
          </table:table-cell>
          <table:table-cell office:value-type="float" office:value="0.945072779375237">
            <text:p>0.94507277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4844">
            <text:p>4844</text:p>
          </table:table-cell>
          <table:table-cell office:value-type="float" office:value="8056">
            <text:p>8056</text:p>
          </table:table-cell>
          <table:table-cell office:value-type="float" office:value="15808">
            <text:p>15808</text:p>
          </table:table-cell>
          <table:table-cell office:value-type="float" office:value="57.75">
            <text:p>57.75</text:p>
          </table:table-cell>
          <table:table-cell office:value-type="float" office:value="-34">
            <text:p>-34</text:p>
          </table:table-cell>
          <table:table-cell office:value-type="float" office:value="176">
            <text:p>176</text:p>
          </table:table-cell>
          <table:table-cell office:value-type="float" office:value="0.0119219653179191">
            <text:p>0.0119219653</text:p>
          </table:table-cell>
          <table:table-cell office:value-type="float" office:value="-0.00422045680238332">
            <text:p>-0.0042204568</text:p>
          </table:table-cell>
          <table:table-cell office:value-type="float" office:value="0.0111336032388664">
            <text:p>0.0111336032</text:p>
          </table:table-cell>
          <table:table-cell office:value-type="float" office:value="1.04200545979652">
            <text:p>1.0420054598</text:p>
          </table:table-cell>
          <table:table-cell office:value-type="float" office:value="0.985263313212675">
            <text:p>0.9852633132</text:p>
          </table:table-cell>
          <table:table-cell office:value-type="float" office:value="1.03921056729335">
            <text:p>1.03921056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3">
            <text:p>3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534">
            <text:p>534</text:p>
          </table:table-cell>
          <table:table-cell office:value-type="float" office:value="4797">
            <text:p>4797</text:p>
          </table:table-cell>
          <table:table-cell office:value-type="float" office:value="8040">
            <text:p>8040</text:p>
          </table:table-cell>
          <table:table-cell office:value-type="float" office:value="13728">
            <text:p>13728</text:p>
          </table:table-cell>
          <table:table-cell office:value-type="float" office:value="65">
            <text:p>65</text:p>
          </table:table-cell>
          <table:table-cell office:value-type="float" office:value="-13.5">
            <text:p>-13.5</text:p>
          </table:table-cell>
          <table:table-cell office:value-type="float" office:value="28">
            <text:p>28</text:p>
          </table:table-cell>
          <table:table-cell office:value-type="float" office:value="0.013550135501355">
            <text:p>0.0135501355</text:p>
          </table:table-cell>
          <table:table-cell office:value-type="float" office:value="-0.00167910447761194">
            <text:p>-0.0016791045</text:p>
          </table:table-cell>
          <table:table-cell office:value-type="float" office:value="0.00203962703962704">
            <text:p>0.002039627</text:p>
          </table:table-cell>
          <table:table-cell office:value-type="float" office:value="1.04778534235207">
            <text:p>1.0477853424</text:p>
          </table:table-cell>
          <table:table-cell office:value-type="float" office:value="0.994128660336378">
            <text:p>0.9941286603</text:p>
          </table:table-cell>
          <table:table-cell office:value-type="float" office:value="1.00714684839248">
            <text:p>1.00714684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21">
            <text:p>521</text:p>
          </table:table-cell>
          <table:table-cell office:value-type="float" office:value="4485">
            <text:p>4485</text:p>
          </table:table-cell>
          <table:table-cell office:value-type="float" office:value="7935">
            <text:p>7935</text:p>
          </table:table-cell>
          <table:table-cell office:value-type="float" office:value="13050">
            <text:p>13050</text:p>
          </table:table-cell>
          <table:table-cell office:value-type="float" office:value="87.75">
            <text:p>87.75</text:p>
          </table:table-cell>
          <table:table-cell office:value-type="float" office:value="155.25">
            <text:p>155.25</text:p>
          </table:table-cell>
          <table:table-cell office:value-type="float" office:value="-28.125">
            <text:p>-28.125</text:p>
          </table:table-cell>
          <table:table-cell table:number-columns-repeated="2" office:value-type="float" office:value="0.0195652173913043">
            <text:p>0.0195652174</text:p>
          </table:table-cell>
          <table:table-cell office:value-type="float" office:value="-0.0021551724137931">
            <text:p>-0.0021551724</text:p>
          </table:table-cell>
          <table:table-cell table:number-columns-repeated="2" office:value-type="float" office:value="1.06922854442344">
            <text:p>1.0692285444</text:p>
          </table:table-cell>
          <table:table-cell office:value-type="float" office:value="0.992466000297265">
            <text:p>0.99246600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428">
            <text:p>428</text:p>
          </table:table-cell>
          <table:table-cell office:value-type="float" office:value="4498">
            <text:p>4498</text:p>
          </table:table-cell>
          <table:table-cell office:value-type="float" office:value="8226">
            <text:p>8226</text:p>
          </table:table-cell>
          <table:table-cell office:value-type="float" office:value="14025">
            <text:p>14025</text:p>
          </table:table-cell>
          <table:table-cell office:value-type="float" office:value="53.625">
            <text:p>53.625</text:p>
          </table:table-cell>
          <table:table-cell office:value-type="float" office:value="-92.25">
            <text:p>-92.25</text:p>
          </table:table-cell>
          <table:table-cell office:value-type="float" office:value="50">
            <text:p>50</text:p>
          </table:table-cell>
          <table:table-cell office:value-type="float" office:value="0.0119219653179191">
            <text:p>0.0119219653</text:p>
          </table:table-cell>
          <table:table-cell office:value-type="float" office:value="-0.0112144420131291">
            <text:p>-0.011214442</text:p>
          </table:table-cell>
          <table:table-cell office:value-type="float" office:value="0.0035650623885918">
            <text:p>0.0035650624</text:p>
          </table:table-cell>
          <table:table-cell office:value-type="float" office:value="1.04200545979652">
            <text:p>1.0420054598</text:p>
          </table:table-cell>
          <table:table-cell office:value-type="float" office:value="0.960995949824993">
            <text:p>0.9609959498</text:p>
          </table:table-cell>
          <table:table-cell office:value-type="float" office:value="1.01250262931295">
            <text:p>1.01250262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3">
            <text:p>3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482">
            <text:p>482</text:p>
          </table:table-cell>
          <table:table-cell office:value-type="float" office:value="5460">
            <text:p>5460</text:p>
          </table:table-cell>
          <table:table-cell office:value-type="float" office:value="8056">
            <text:p>8056</text:p>
          </table:table-cell>
          <table:table-cell office:value-type="float" office:value="12480">
            <text:p>12480</text:p>
          </table:table-cell>
          <table:table-cell office:value-type="float" office:value="37.875">
            <text:p>37.875</text:p>
          </table:table-cell>
          <table:table-cell office:value-type="float" office:value="-34">
            <text:p>-34</text:p>
          </table:table-cell>
          <table:table-cell office:value-type="float" office:value="86.625">
            <text:p>86.625</text:p>
          </table:table-cell>
          <table:table-cell office:value-type="float" office:value="0.00693681318681319">
            <text:p>0.0069368132</text:p>
          </table:table-cell>
          <table:table-cell office:value-type="float" office:value="-0.00422045680238332">
            <text:p>-0.0042204568</text:p>
          </table:table-cell>
          <table:table-cell office:value-type="float" office:value="0.00694110576923077">
            <text:p>0.0069411058</text:p>
          </table:table-cell>
          <table:table-cell office:value-type="float" office:value="1.02437316013314">
            <text:p>1.0243731601</text:p>
          </table:table-cell>
          <table:table-cell office:value-type="float" office:value="0.985263313212675">
            <text:p>0.9852633132</text:p>
          </table:table-cell>
          <table:table-cell office:value-type="float" office:value="1.02438830093293">
            <text:p>1.02438830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07">
            <text:p>507</text:p>
          </table:table-cell>
          <table:table-cell office:value-type="float" office:value="6006">
            <text:p>6006</text:p>
          </table:table-cell>
          <table:table-cell office:value-type="float" office:value="8298">
            <text:p>8298</text:p>
          </table:table-cell>
          <table:table-cell office:value-type="float" office:value="14752">
            <text:p>14752</text:p>
          </table:table-cell>
          <table:table-cell office:value-type="float" office:value="12.25">
            <text:p>12.25</text:p>
          </table:table-cell>
          <table:table-cell office:value-type="float" office:value="147.375">
            <text:p>147.375</text:p>
          </table:table-cell>
          <table:table-cell office:value-type="float" office:value="262">
            <text:p>262</text:p>
          </table:table-cell>
          <table:table-cell office:value-type="float" office:value="0.00203962703962704">
            <text:p>0.002039627</text:p>
          </table:table-cell>
          <table:table-cell table:number-columns-repeated="2" office:value-type="float" office:value="0.0177603036876356">
            <text:p>0.0177603037</text:p>
          </table:table-cell>
          <table:table-cell office:value-type="float" office:value="1.00714684839248">
            <text:p>1.0071468484</text:p>
          </table:table-cell>
          <table:table-cell table:number-columns-repeated="2" office:value-type="float" office:value="1.0627793025454">
            <text:p>1.0627793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61">
            <text:p>461</text:p>
          </table:table-cell>
          <table:table-cell office:value-type="float" office:value="5040">
            <text:p>5040</text:p>
          </table:table-cell>
          <table:table-cell office:value-type="float" office:value="8007">
            <text:p>8007</text:p>
          </table:table-cell>
          <table:table-cell office:value-type="float" office:value="15072">
            <text:p>15072</text:p>
          </table:table-cell>
          <table:table-cell office:value-type="float" office:value="-89.25">
            <text:p>-89.25</text:p>
          </table:table-cell>
          <table:table-cell office:value-type="float" office:value="382.25">
            <text:p>382.25</text:p>
          </table:table-cell>
          <table:table-cell office:value-type="float" office:value="719.5">
            <text:p>719.5</text:p>
          </table:table-cell>
          <table:table-cell office:value-type="float" office:value="-0.0177083333333333">
            <text:p>-0.0177083333</text:p>
          </table:table-cell>
          <table:table-cell office:value-type="float" office:value="0.0477394779567878">
            <text:p>0.047739478</text:p>
          </table:table-cell>
          <table:table-cell office:value-type="float" office:value="0.0477375265392781">
            <text:p>0.0477375265</text:p>
          </table:table-cell>
          <table:table-cell office:value-type="float" office:value="0.938635460069444">
            <text:p>0.9386354601</text:p>
          </table:table-cell>
          <table:table-cell office:value-type="float" office:value="1.17155512604971">
            <text:p>1.171555126</text:p>
          </table:table-cell>
          <table:table-cell office:value-type="float" office:value="1.17154793091005">
            <text:p>1.1715479309</text:p>
          </table:table-cell>
          <table:table-cell office:value-type="float" office:value="0">
            <text:p>0</text:p>
          </table:table-cell>
          <table:table-cell office:value-type="float" office:value="14.8632507112261">
            <text:p>14.8632507112</text:p>
          </table:table-cell>
          <table:table-cell office:value-type="float" office:value="14.863844342517">
            <text:p>14.863844342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395">
            <text:p>395</text:p>
          </table:table-cell>
          <table:table-cell office:value-type="float" office:value="5054">
            <text:p>5054</text:p>
          </table:table-cell>
          <table:table-cell office:value-type="float" office:value="8244">
            <text:p>8244</text:p>
          </table:table-cell>
          <table:table-cell office:value-type="float" office:value="16096">
            <text:p>16096</text:p>
          </table:table-cell>
          <table:table-cell office:value-type="float" office:value="-101.5">
            <text:p>-101.5</text:p>
          </table:table-cell>
          <table:table-cell office:value-type="float" office:value="469.25">
            <text:p>469.25</text:p>
          </table:table-cell>
          <table:table-cell office:value-type="float" office:value="1048.125">
            <text:p>1048.125</text:p>
          </table:table-cell>
          <table:table-cell office:value-type="float" office:value="-0.0200831024930748">
            <text:p>-0.0200831025</text:p>
          </table:table-cell>
          <table:table-cell office:value-type="float" office:value="0.0569201843765163">
            <text:p>0.0569201844</text:p>
          </table:table-cell>
          <table:table-cell office:value-type="float" office:value="0.0651171098409543">
            <text:p>0.0651171098</text:p>
          </table:table-cell>
          <table:table-cell office:value-type="float" office:value="0.930499670045503">
            <text:p>0.93049967</text:p>
          </table:table-cell>
          <table:table-cell office:value-type="float" office:value="1.20557086380114">
            <text:p>1.2055708638</text:p>
          </table:table-cell>
          <table:table-cell office:value-type="float" office:value="1.23622075091166">
            <text:p>1.2362207509</text:p>
          </table:table-cell>
          <table:table-cell office:value-type="float" office:value="-34.166203831767">
            <text:p>-34.1662038318</text:p>
          </table:table-cell>
          <table:table-cell office:value-type="float" office:value="12.520904811208">
            <text:p>12.5209048112</text:p>
          </table:table-cell>
          <table:table-cell office:value-type="float" office:value="10.9875543794618">
            <text:p>10.9875543795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369">
            <text:p>369</text:p>
          </table:table-cell>
          <table:table-cell office:value-type="float" office:value="5460">
            <text:p>5460</text:p>
          </table:table-cell>
          <table:table-cell office:value-type="float" office:value="8314">
            <text:p>8314</text:p>
          </table:table-cell>
          <table:table-cell office:value-type="float" office:value="16501">
            <text:p>16501</text:p>
          </table:table-cell>
          <table:table-cell office:value-type="float" office:value="-49.875">
            <text:p>-49.875</text:p>
          </table:table-cell>
          <table:table-cell office:value-type="float" office:value="447.5">
            <text:p>447.5</text:p>
          </table:table-cell>
          <table:table-cell office:value-type="float" office:value="1074.75">
            <text:p>1074.75</text:p>
          </table:table-cell>
          <table:table-cell office:value-type="float" office:value="-0.00913461538461539">
            <text:p>-0.0091346154</text:p>
          </table:table-cell>
          <table:table-cell office:value-type="float" office:value="0.0538248737070002">
            <text:p>0.0538248737</text:p>
          </table:table-cell>
          <table:table-cell office:value-type="float" office:value="0.065132416217199">
            <text:p>0.0651324162</text:p>
          </table:table-cell>
          <table:table-cell office:value-type="float" office:value="0.968192390902367">
            <text:p>0.9681923909</text:p>
          </table:table-cell>
          <table:table-cell office:value-type="float" office:value="1.19406540735247">
            <text:p>1.1940654074</text:p>
          </table:table-cell>
          <table:table-cell office:value-type="float" office:value="1.23627823077909">
            <text:p>1.2362782308</text:p>
          </table:table-cell>
          <table:table-cell office:value-type="float" office:value="0">
            <text:p>0</text:p>
          </table:table-cell>
          <table:table-cell office:value-type="float" office:value="13.2213681702435">
            <text:p>13.2213681702</text:p>
          </table:table-cell>
          <table:table-cell office:value-type="float" office:value="10.9850520205688">
            <text:p>10.9850520206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345">
            <text:p>345</text:p>
          </table:table-cell>
          <table:table-cell office:value-type="float" office:value="4680">
            <text:p>4680</text:p>
          </table:table-cell>
          <table:table-cell office:value-type="float" office:value="8208">
            <text:p>8208</text:p>
          </table:table-cell>
          <table:table-cell office:value-type="float" office:value="15824">
            <text:p>15824</text:p>
          </table:table-cell>
          <table:table-cell office:value-type="float" office:value="-82.875">
            <text:p>-82.875</text:p>
          </table:table-cell>
          <table:table-cell office:value-type="float" office:value="349.625">
            <text:p>349.625</text:p>
          </table:table-cell>
          <table:table-cell office:value-type="float" office:value="692.375">
            <text:p>692.375</text:p>
          </table:table-cell>
          <table:table-cell office:value-type="float" office:value="-0.0177083333333333">
            <text:p>-0.0177083333</text:p>
          </table:table-cell>
          <table:table-cell office:value-type="float" office:value="0.0425956384015595">
            <text:p>0.0425956384</text:p>
          </table:table-cell>
          <table:table-cell office:value-type="float" office:value="0.043754739635996">
            <text:p>0.0437547396</text:p>
          </table:table-cell>
          <table:table-cell office:value-type="float" office:value="0.938635460069444">
            <text:p>0.9386354601</text:p>
          </table:table-cell>
          <table:table-cell office:value-type="float" office:value="1.1526409356907">
            <text:p>1.1526409357</text:p>
          </table:table-cell>
          <table:table-cell office:value-type="float" office:value="1.15689396411759">
            <text:p>1.1568939641</text:p>
          </table:table-cell>
          <table:table-cell office:value-type="float" office:value="0">
            <text:p>0</text:p>
          </table:table-cell>
          <table:table-cell office:value-type="float" office:value="16.6168908577756">
            <text:p>16.6168908578</text:p>
          </table:table-cell>
          <table:table-cell office:value-type="float" office:value="16.1857479530526">
            <text:p>16.185747953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346">
            <text:p>346</text:p>
          </table:table-cell>
          <table:table-cell office:value-type="float" office:value="4693">
            <text:p>4693</text:p>
          </table:table-cell>
          <table:table-cell office:value-type="float" office:value="8613">
            <text:p>8613</text:p>
          </table:table-cell>
          <table:table-cell office:value-type="float" office:value="17276">
            <text:p>17276</text:p>
          </table:table-cell>
          <table:table-cell office:value-type="float" office:value="-94.25">
            <text:p>-94.25</text:p>
          </table:table-cell>
          <table:table-cell office:value-type="float" office:value="241.75">
            <text:p>241.75</text:p>
          </table:table-cell>
          <table:table-cell office:value-type="float" office:value="1129">
            <text:p>1129</text:p>
          </table:table-cell>
          <table:table-cell office:value-type="float" office:value="-0.0200831024930748">
            <text:p>-0.0200831025</text:p>
          </table:table-cell>
          <table:table-cell office:value-type="float" office:value="0.0280680366887263">
            <text:p>0.0280680367</text:p>
          </table:table-cell>
          <table:table-cell office:value-type="float" office:value="0.0653507756425098">
            <text:p>0.0653507756</text:p>
          </table:table-cell>
          <table:table-cell office:value-type="float" office:value="0.930499670045503">
            <text:p>0.93049967</text:p>
          </table:table-cell>
          <table:table-cell office:value-type="float" office:value="1.09978224519032">
            <text:p>1.0997822452</text:p>
          </table:table-cell>
          <table:table-cell office:value-type="float" office:value="1.23709833354786">
            <text:p>1.2370983335</text:p>
          </table:table-cell>
          <table:table-cell office:value-type="float" office:value="-34.166203831767">
            <text:p>-34.1662038318</text:p>
          </table:table-cell>
          <table:table-cell office:value-type="float" office:value="25.0402245850555">
            <text:p>25.0402245851</text:p>
          </table:table-cell>
          <table:table-cell office:value-type="float" office:value="10.9494811883406">
            <text:p>10.949481188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454">
            <text:p>454</text:p>
          </table:table-cell>
          <table:table-cell office:value-type="float" office:value="5070">
            <text:p>5070</text:p>
          </table:table-cell>
          <table:table-cell office:value-type="float" office:value="9054">
            <text:p>9054</text:p>
          </table:table-cell>
          <table:table-cell office:value-type="float" office:value="19937">
            <text:p>19937</text:p>
          </table:table-cell>
          <table:table-cell office:value-type="float" office:value="-78">
            <text:p>-78</text:p>
          </table:table-cell>
          <table:table-cell office:value-type="float" office:value="440.571428571429">
            <text:p>440.5714285714</text:p>
          </table:table-cell>
          <table:table-cell office:value-type="float" office:value="823.125">
            <text:p>823.125</text:p>
          </table:table-cell>
          <table:table-cell office:value-type="float" office:value="-0.0153846153846154">
            <text:p>-0.0153846154</text:p>
          </table:table-cell>
          <table:table-cell office:value-type="float" office:value="0.0486604184417306">
            <text:p>0.0486604184</text:p>
          </table:table-cell>
          <table:table-cell office:value-type="float" office:value="0.0412863018508301">
            <text:p>0.0412863019</text:p>
          </table:table-cell>
          <table:table-cell office:value-type="float" office:value="0.94661775147929">
            <text:p>0.9466177515</text:p>
          </table:table-cell>
          <table:table-cell office:value-type="float" office:value="1.17495242373899">
            <text:p>1.1749524237</text:p>
          </table:table-cell>
          <table:table-cell office:value-type="float" office:value="1.14784299157012">
            <text:p>1.1478429916</text:p>
          </table:table-cell>
          <table:table-cell office:value-type="float" office:value="0">
            <text:p>0</text:p>
          </table:table-cell>
          <table:table-cell office:value-type="float" office:value="14.5884083239429">
            <text:p>14.5884083239</text:p>
          </table:table-cell>
          <table:table-cell office:value-type="float" office:value="17.1330299012511">
            <text:p>17.133029901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32">
            <text:p>73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5796">
            <text:p>5796</text:p>
          </table:table-cell>
          <table:table-cell office:value-type="float" office:value="10142">
            <text:p>10142</text:p>
          </table:table-cell>
          <table:table-cell office:value-type="float" office:value="21078">
            <text:p>21078</text:p>
          </table:table-cell>
          <table:table-cell office:value-type="float" office:value="-15.375">
            <text:p>-15.375</text:p>
          </table:table-cell>
          <table:table-cell office:value-type="float" office:value="37.5">
            <text:p>37.5</text:p>
          </table:table-cell>
          <table:table-cell office:value-type="float" office:value="751.5">
            <text:p>751.5</text:p>
          </table:table-cell>
          <table:table-cell office:value-type="float" office:value="-0.00265269151138716">
            <text:p>-0.0026526915</text:p>
          </table:table-cell>
          <table:table-cell office:value-type="float" office:value="0.00369749556300532">
            <text:p>0.0036974956</text:p>
          </table:table-cell>
          <table:table-cell office:value-type="float" office:value="0.0356532877882152">
            <text:p>0.0356532878</text:p>
          </table:table-cell>
          <table:table-cell office:value-type="float" office:value="0.990729371783764">
            <text:p>0.9907293718</text:p>
          </table:table-cell>
          <table:table-cell office:value-type="float" office:value="1.01296803055846">
            <text:p>1.0129680306</text:p>
          </table:table-cell>
          <table:table-cell office:value-type="float" office:value="1.12727797484177">
            <text:p>1.1272779748</text:p>
          </table:table-cell>
          <table:table-cell table:number-columns-repeated="2" office:value-type="float" office:value="0">
            <text:p>0</text:p>
          </table:table-cell>
          <table:table-cell office:value-type="float" office:value="19.7858757905711">
            <text:p>19.7858757906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5886">
            <text:p>5886</text:p>
          </table:table-cell>
          <table:table-cell office:value-type="float" office:value="9918">
            <text:p>9918</text:p>
          </table:table-cell>
          <table:table-cell office:value-type="float" office:value="20291">
            <text:p>20291</text:p>
          </table:table-cell>
          <table:table-cell office:value-type="float" office:value="172.75">
            <text:p>172.75</text:p>
          </table:table-cell>
          <table:table-cell office:value-type="float" office:value="297.125">
            <text:p>297.125</text:p>
          </table:table-cell>
          <table:table-cell office:value-type="float" office:value="1264.75">
            <text:p>1264.75</text:p>
          </table:table-cell>
          <table:table-cell office:value-type="float" office:value="0.0293493034318722">
            <text:p>0.0293493034</text:p>
          </table:table-cell>
          <table:table-cell office:value-type="float" office:value="0.029958156886469">
            <text:p>0.0299581569</text:p>
          </table:table-cell>
          <table:table-cell office:value-type="float" office:value="0.0623305899167118">
            <text:p>0.0623305899</text:p>
          </table:table-cell>
          <table:table-cell office:value-type="float" office:value="1.10441086997095">
            <text:p>1.10441087</text:p>
          </table:table-cell>
          <table:table-cell office:value-type="float" office:value="1.10661263178415">
            <text:p>1.1066126318</text:p>
          </table:table-cell>
          <table:table-cell office:value-type="float" office:value="1.22577186548965">
            <text:p>1.2257718655</text:p>
          </table:table-cell>
          <table:table-cell office:value-type="float" office:value="23.9620622393837">
            <text:p>23.9620622394</text:p>
          </table:table-cell>
          <table:table-cell office:value-type="float" office:value="23.4820456478363">
            <text:p>23.4820456478</text:p>
          </table:table-cell>
          <table:table-cell office:value-type="float" office:value="11.4635788782019">
            <text:p>11.463578878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94">
            <text:p>694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6183">
            <text:p>6183</text:p>
          </table:table-cell>
          <table:table-cell office:value-type="float" office:value="10846">
            <text:p>10846</text:p>
          </table:table-cell>
          <table:table-cell office:value-type="float" office:value="24104">
            <text:p>24104</text:p>
          </table:table-cell>
          <table:table-cell office:value-type="float" office:value="201.285714285714">
            <text:p>201.2857142857</text:p>
          </table:table-cell>
          <table:table-cell office:value-type="float" office:value="273.428571428571">
            <text:p>273.4285714286</text:p>
          </table:table-cell>
          <table:table-cell office:value-type="float" office:value="1238">
            <text:p>1238</text:p>
          </table:table-cell>
          <table:table-cell office:value-type="float" office:value="0.0325547006769714">
            <text:p>0.0325547007</text:p>
          </table:table-cell>
          <table:table-cell office:value-type="float" office:value="0.0252100840336134">
            <text:p>0.025210084</text:p>
          </table:table-cell>
          <table:table-cell office:value-type="float" office:value="0.0513607699966811">
            <text:p>0.05136077</text:p>
          </table:table-cell>
          <table:table-cell office:value-type="float" office:value="1.11601867710029">
            <text:p>1.1160186771</text:p>
          </table:table-cell>
          <table:table-cell office:value-type="float" office:value="1.08948096885813">
            <text:p>1.0894809689</text:p>
          </table:table-cell>
          <table:table-cell office:value-type="float" office:value="1.1849330352299">
            <text:p>1.1849330352</text:p>
          </table:table-cell>
          <table:table-cell office:value-type="float" office:value="21.6364925750745">
            <text:p>21.6364925751</text:p>
          </table:table-cell>
          <table:table-cell office:value-type="float" office:value="27.8399736283733">
            <text:p>27.8399736284</text:p>
          </table:table-cell>
          <table:table-cell office:value-type="float" office:value="13.8393346615357">
            <text:p>13.8393346615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429">
            <text:p>429</text:p>
          </table:table-cell>
          <table:table-cell office:value-type="float" office:value="5552">
            <text:p>5552</text:p>
          </table:table-cell>
          <table:table-cell office:value-type="float" office:value="9946">
            <text:p>9946</text:p>
          </table:table-cell>
          <table:table-cell office:value-type="float" office:value="25874">
            <text:p>25874</text:p>
          </table:table-cell>
          <table:table-cell office:value-type="float" office:value="195.833333333333">
            <text:p>195.8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0.0352725744476465">
            <text:p>0.0352725744</text:p>
          </table:table-cell>
          <table:table-cell table:number-columns-repeated="2" office:value-type="float" office:value="0">
            <text:p>0</text:p>
          </table:table-cell>
          <table:table-cell office:value-type="float" office:value="1.12589255340277">
            <text:p>1.1258925534</text:p>
          </table:table-cell>
          <table:table-cell office:value-type="float" office:value="1.11">
            <text:p>1.11</text:p>
          </table:table-cell>
          <table:table-cell office:value-type="float" office:value="1.26">
            <text:p>1.26</text:p>
          </table:table-cell>
          <table:table-cell office:value-type="float" office:value="19.9957363192055">
            <text:p>19.995736319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552">
            <text:p>552</text:p>
          </table:table-cell>
          <table:table-cell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5511">
            <text:p>5511</text:p>
          </table:table-cell>
          <table:table-cell office:value-type="float" office:value="9925">
            <text:p>9925</text:p>
          </table:table-cell>
          <table:table-cell office:value-type="float" office:value="27773">
            <text:p>27773</text:p>
          </table:table-cell>
          <table:table-cell office:value-type="float" office:value="110.8">
            <text:p>110.8</text:p>
          </table:table-cell>
          <table:table-cell office:value-type="float" office:value="429">
            <text:p>429</text:p>
          </table:table-cell>
          <table:table-cell office:value-type="float" office:value="0">
            <text:p>0</text:p>
          </table:table-cell>
          <table:table-cell office:value-type="float" office:value="0.0201052440573399">
            <text:p>0.0201052441</text:p>
          </table:table-cell>
          <table:table-cell office:value-type="float" office:value="0.0432241813602015">
            <text:p>0.0432241814</text:p>
          </table:table-cell>
          <table:table-cell office:value-type="float" office:value="0">
            <text:p>0</text:p>
          </table:table-cell>
          <table:table-cell office:value-type="float" office:value="1.07116062704436">
            <text:p>1.071160627</text:p>
          </table:table-cell>
          <table:table-cell office:value-type="float" office:value="1.15494656127505">
            <text:p>1.1549465613</text:p>
          </table:table-cell>
          <table:table-cell office:value-type="float" office:value="1.26">
            <text:p>1.26</text:p>
          </table:table-cell>
          <table:table-cell office:value-type="float" office:value="34.8213634332212">
            <text:p>34.8213634332</text:p>
          </table:table-cell>
          <table:table-cell office:value-type="float" office:value="16.3802267490161">
            <text:p>16.3802267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5">
            <text:p>5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361">
            <text:p>361</text:p>
          </table:table-cell>
          <table:table-cell office:value-type="float" office:value="5538">
            <text:p>5538</text:p>
          </table:table-cell>
          <table:table-cell office:value-type="float" office:value="11118">
            <text:p>11118</text:p>
          </table:table-cell>
          <table:table-cell office:value-type="float" office:value="29812">
            <text:p>29812</text:p>
          </table:table-cell>
          <table:table-cell table:number-columns-repeated="6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1.03">
            <text:p>1.03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5">
            <text:p>5</text:p>
          </table:table-cell>
          <table:table-cell office:value-type="float" office:value="575">
            <text:p>575</text:p>
          </table:table-cell>
          <table:table-cell table:number-columns-repeated="2" office:value-type="float" office:value="390">
            <text:p>390</text:p>
          </table:table-cell>
          <table:table-cell office:value-type="float" office:value="5565">
            <text:p>5565</text:p>
          </table:table-cell>
          <table:table-cell office:value-type="float" office:value="11334">
            <text:p>11334</text:p>
          </table:table-cell>
          <table:table-cell office:value-type="float" office:value="32001">
            <text:p>32001</text:p>
          </table:table-cell>
          <table:table-cell table:number-columns-repeated="6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1.14">
            <text:p>1.14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5">
            <text:p>5</text:p>
          </table:table-cell>
          <table:table-cell office:value-type="float" office:value="644">
            <text:p>644</text:p>
          </table:table-cell>
          <table:table-cell table:number-columns-repeated="2" office:value-type="float" office:value="461">
            <text:p>461</text:p>
          </table:table-cell>
          <table:table-cell office:value-type="float" office:value="5592">
            <text:p>5592</text:p>
          </table:table-cell>
          <table:table-cell office:value-type="float" office:value="11688">
            <text:p>11688</text:p>
          </table:table-cell>
          <table:table-cell office:value-type="float" office:value="34351">
            <text:p>34351</text:p>
          </table:table-cell>
          <table:table-cell table:number-columns-repeated="6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1.03">
            <text:p>1.03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3.25">
            <text:p>103.25</text:p>
          </table:table-cell>
          <table:table-cell office:value-type="float" office:value="5643.75">
            <text:p>5643.75</text:p>
          </table:table-cell>
          <table:table-cell office:value-type="float" office:value="13162.25">
            <text:p>13162.25</text:p>
          </table:table-cell>
          <table:table-cell office:value-type="float" office:value="12.0275">
            <text:p>12.0275</text:p>
          </table:table-cell>
          <table:table-cell table:number-columns-repeated="3" office:value-type="float" office:value="5">
            <text:p>5</text:p>
          </table:table-cell>
          <table:table-cell office:value-type="float" office:value="654">
            <text:p>654</text:p>
          </table:table-cell>
          <table:table-cell table:number-columns-repeated="2" office:value-type="float" office:value="471">
            <text:p>471</text:p>
          </table:table-cell>
          <table:table-cell office:value-type="float" office:value="5619">
            <text:p>5619</text:p>
          </table:table-cell>
          <table:table-cell office:value-type="float" office:value="11978">
            <text:p>11978</text:p>
          </table:table-cell>
          <table:table-cell office:value-type="float" office:value="36873">
            <text:p>36873</text:p>
          </table:table-cell>
          <table:table-cell table:number-columns-repeated="6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1.13">
            <text:p>1.13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99.6666666666667">
            <text:p>99.6666666667</text:p>
          </table:table-cell>
          <table:table-cell office:value-type="float" office:value="5682">
            <text:p>5682</text:p>
          </table:table-cell>
          <table:table-cell office:value-type="float" office:value="13984">
            <text:p>13984</text:p>
          </table:table-cell>
          <table:table-cell office:value-type="float" office:value="11.6433333333333">
            <text:p>11.64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687">
            <text:p>687</text:p>
          </table:table-cell>
          <table:table-cell office:value-type="float" office:value="986">
            <text:p>986</text:p>
          </table:table-cell>
          <table:table-cell office:value-type="float" office:value="503">
            <text:p>503</text:p>
          </table:table-cell>
          <table:table-cell office:value-type="float" office:value="5646">
            <text:p>5646</text:p>
          </table:table-cell>
          <table:table-cell office:value-type="float" office:value="12285">
            <text:p>12285</text:p>
          </table:table-cell>
          <table:table-cell office:value-type="float" office:value="39580">
            <text:p>39580</text:p>
          </table:table-cell>
          <table:table-cell table:number-columns-repeated="6" office:value-type="float" office:value="0">
            <text:p>0</text:p>
          </table:table-cell>
          <table:table-cell office:value-type="float" office:value="1.02">
            <text:p>1.02</text:p>
          </table:table-cell>
          <table:table-cell office:value-type="float" office:value="1.15">
            <text:p>1.15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2" table:default-cell-style-name="Default"/>
        <table:table-column table:style-name="co18" table:number-columns-repeated="2" table:default-cell-style-name="Default"/>
        <table:table-column table:style-name="co12" table:default-cell-style-name="Default"/>
        <table:table-column table:style-name="co17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1.02">
            <text:p>1.02</text:p>
          </table:table-cell>
          <table:table-cell office:value-type="float" office:value="1.15">
            <text:p>1.15</text:p>
          </table:table-cell>
          <table:table-cell office:value-type="float" office:value="1.26">
            <text:p>1.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2.4">
            <text:p>12.4</text:p>
          </table:table-cell>
          <table:table-cell office:value-type="float" office:value="16.7">
            <text:p>16.7</text:p>
          </table:table-cell>
          <table:table-cell office:value-type="float" office:value="22.2">
            <text:p>22.2</text:p>
          </table:table-cell>
          <table:table-cell office:value-type="float" office:value="11752">
            <text:p>11752</text:p>
          </table:table-cell>
          <table:table-cell office:value-type="float" office:value="12563">
            <text:p>12563</text:p>
          </table:table-cell>
          <table:table-cell office:value-type="float" office:value="13152">
            <text:p>131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1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18:00.05</dc:date>
    <dc:creator>Liam Widdess</dc:creator>
    <meta:editing-duration>P2DT3H30M42S</meta:editing-duration>
    <meta:editing-cycles>185</meta:editing-cycles>
    <meta:generator>OpenOffice/4.1.7$Win32 OpenOffice.org_project/417m1$Build-9800</meta:generator>
    <meta:document-statistic meta:table-count="8" meta:cell-count="9326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2019">
                <text:p>12019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976">
                <text:p>11976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549">
                <text:p>12549</text:p>
              </table:table-cell>
              <table:table-cell office:value-type="float" office:value="17274">
                <text:p>1727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79">
                <text:p>12579</text:p>
              </table:table-cell>
              <table:table-cell office:value-type="float" office:value="17857">
                <text:p>1785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533">
                <text:p>1753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34">
                <text:p>9334</text:p>
              </table:table-cell>
              <table:table-cell office:value-type="float" office:value="12392">
                <text:p>12392</text:p>
              </table:table-cell>
              <table:table-cell office:value-type="float" office:value="18904">
                <text:p>18904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704">
                <text:p>12704</text:p>
              </table:table-cell>
              <table:table-cell office:value-type="float" office:value="19092">
                <text:p>1909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228">
                <text:p>13228</text:p>
              </table:table-cell>
              <table:table-cell office:value-type="float" office:value="19044">
                <text:p>19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3150">
                <text:p>13150</text:p>
              </table:table-cell>
              <table:table-cell office:value-type="float" office:value="20021">
                <text:p>2002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836">
                <text:p>13836</text:p>
              </table:table-cell>
              <table:table-cell office:value-type="float" office:value="22201">
                <text:p>222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065">
                <text:p>10065</text:p>
              </table:table-cell>
              <table:table-cell office:value-type="float" office:value="14215">
                <text:p>14215</text:p>
              </table:table-cell>
              <table:table-cell office:value-type="float" office:value="23901">
                <text:p>2390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80">
                <text:p>10280</text:p>
              </table:table-cell>
              <table:table-cell office:value-type="float" office:value="15166">
                <text:p>15166</text:p>
              </table:table-cell>
              <table:table-cell office:value-type="float" office:value="25279">
                <text:p>2527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210">
                <text:p>10210</text:p>
              </table:table-cell>
              <table:table-cell office:value-type="float" office:value="15976">
                <text:p>15976</text:p>
              </table:table-cell>
              <table:table-cell office:value-type="float" office:value="26893">
                <text:p>26893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866">
                <text:p>10866</text:p>
              </table:table-cell>
              <table:table-cell office:value-type="float" office:value="16808">
                <text:p>16808</text:p>
              </table:table-cell>
              <table:table-cell office:value-type="float" office:value="28293">
                <text:p>2829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086">
                <text:p>11086</text:p>
              </table:table-cell>
              <table:table-cell office:value-type="float" office:value="17688">
                <text:p>17688</text:p>
              </table:table-cell>
              <table:table-cell office:value-type="float" office:value="29469">
                <text:p>2946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999">
                <text:p>10999</text:p>
              </table:table-cell>
              <table:table-cell office:value-type="float" office:value="18671">
                <text:p>18671</text:p>
              </table:table-cell>
              <table:table-cell office:value-type="float" office:value="30792">
                <text:p>3079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685">
                <text:p>11685</text:p>
              </table:table-cell>
              <table:table-cell office:value-type="float" office:value="19723">
                <text:p>19723</text:p>
              </table:table-cell>
              <table:table-cell office:value-type="float" office:value="32638">
                <text:p>3263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44">
                <text:p>12844</text:p>
              </table:table-cell>
              <table:table-cell office:value-type="float" office:value="20962">
                <text:p>20962</text:p>
              </table:table-cell>
              <table:table-cell office:value-type="float" office:value="33176">
                <text:p>3317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66">
                <text:p>13766</text:p>
              </table:table-cell>
              <table:table-cell office:value-type="float" office:value="21973">
                <text:p>21973</text:p>
              </table:table-cell>
              <table:table-cell office:value-type="float" office:value="31687">
                <text:p>31687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838">
                <text:p>14838</text:p>
              </table:table-cell>
              <table:table-cell office:value-type="float" office:value="22370">
                <text:p>22370</text:p>
              </table:table-cell>
              <table:table-cell office:value-type="float" office:value="30957">
                <text:p>30957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175">
                <text:p>15175</text:p>
              </table:table-cell>
              <table:table-cell office:value-type="float" office:value="21502">
                <text:p>21502</text:p>
              </table:table-cell>
              <table:table-cell office:value-type="float" office:value="32686">
                <text:p>3268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650">
                <text:p>15650</text:p>
              </table:table-cell>
              <table:table-cell office:value-type="float" office:value="21116">
                <text:p>21116</text:p>
              </table:table-cell>
              <table:table-cell office:value-type="float" office:value="33176">
                <text:p>3317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860">
                <text:p>15860</text:p>
              </table:table-cell>
              <table:table-cell office:value-type="float" office:value="21756">
                <text:p>21756</text:p>
              </table:table-cell>
              <table:table-cell office:value-type="float" office:value="31687">
                <text:p>31687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384">
                <text:p>16384</text:p>
              </table:table-cell>
              <table:table-cell office:value-type="float" office:value="22420">
                <text:p>22420</text:p>
              </table:table-cell>
              <table:table-cell office:value-type="float" office:value="31197">
                <text:p>31197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830">
                <text:p>15830</text:p>
              </table:table-cell>
              <table:table-cell office:value-type="float" office:value="22898">
                <text:p>22898</text:p>
              </table:table-cell>
              <table:table-cell office:value-type="float" office:value="32826">
                <text:p>3282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280">
                <text:p>15280</text:p>
              </table:table-cell>
              <table:table-cell office:value-type="float" office:value="23160">
                <text:p>23160</text:p>
              </table:table-cell>
              <table:table-cell office:value-type="float" office:value="33312">
                <text:p>3331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860">
                <text:p>15860</text:p>
              </table:table-cell>
              <table:table-cell office:value-type="float" office:value="21776">
                <text:p>21776</text:p>
              </table:table-cell>
              <table:table-cell office:value-type="float" office:value="31589">
                <text:p>315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370">
                <text:p>16370</text:p>
              </table:table-cell>
              <table:table-cell office:value-type="float" office:value="21304">
                <text:p>21304</text:p>
              </table:table-cell>
              <table:table-cell office:value-type="float" office:value="29655">
                <text:p>2965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830">
                <text:p>15830</text:p>
              </table:table-cell>
              <table:table-cell office:value-type="float" office:value="20990">
                <text:p>20990</text:p>
              </table:table-cell>
              <table:table-cell office:value-type="float" office:value="31976">
                <text:p>3197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280">
                <text:p>15280</text:p>
              </table:table-cell>
              <table:table-cell office:value-type="float" office:value="21270">
                <text:p>21270</text:p>
              </table:table-cell>
              <table:table-cell office:value-type="float" office:value="31897">
                <text:p>3189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394">
                <text:p>15394</text:p>
              </table:table-cell>
              <table:table-cell office:value-type="float" office:value="21365">
                <text:p>21365</text:p>
              </table:table-cell>
              <table:table-cell office:value-type="float" office:value="30675">
                <text:p>3067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140">
                <text:p>16140</text:p>
              </table:table-cell>
              <table:table-cell office:value-type="float" office:value="21382">
                <text:p>21382</text:p>
              </table:table-cell>
              <table:table-cell office:value-type="float" office:value="33886">
                <text:p>3388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062">
                <text:p>16062</text:p>
              </table:table-cell>
              <table:table-cell office:value-type="float" office:value="22536">
                <text:p>22536</text:p>
              </table:table-cell>
              <table:table-cell office:value-type="float" office:value="35081">
                <text:p>3508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028">
                <text:p>16028</text:p>
              </table:table-cell>
              <table:table-cell office:value-type="float" office:value="23015">
                <text:p>23015</text:p>
              </table:table-cell>
              <table:table-cell office:value-type="float" office:value="36684">
                <text:p>3668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1719">
                <text:p>21719</text:p>
              </table:table-cell>
              <table:table-cell office:value-type="float" office:value="35508">
                <text:p>3550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689">
                <text:p>15689</text:p>
              </table:table-cell>
              <table:table-cell office:value-type="float" office:value="23109">
                <text:p>23109</text:p>
              </table:table-cell>
              <table:table-cell office:value-type="float" office:value="32985">
                <text:p>3298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8">
                <text:p>15548</text:p>
              </table:table-cell>
              <table:table-cell office:value-type="float" office:value="21196">
                <text:p>21196</text:p>
              </table:table-cell>
              <table:table-cell office:value-type="float" office:value="34841">
                <text:p>3484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895">
                <text:p>14895</text:p>
              </table:table-cell>
              <table:table-cell office:value-type="float" office:value="20823">
                <text:p>20823</text:p>
              </table:table-cell>
              <table:table-cell office:value-type="float" office:value="35128">
                <text:p>3512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3014">
                <text:p>13014</text:p>
              </table:table-cell>
              <table:table-cell office:value-type="float" office:value="21048">
                <text:p>21048</text:p>
              </table:table-cell>
              <table:table-cell office:value-type="float" office:value="33946">
                <text:p>339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303">
                <text:p>12303</text:p>
              </table:table-cell>
              <table:table-cell office:value-type="float" office:value="21089">
                <text:p>21089</text:p>
              </table:table-cell>
              <table:table-cell office:value-type="float" office:value="31957">
                <text:p>3195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395">
                <text:p>12395</text:p>
              </table:table-cell>
              <table:table-cell office:value-type="float" office:value="20613">
                <text:p>20613</text:p>
              </table:table-cell>
              <table:table-cell office:value-type="float" office:value="33388">
                <text:p>3338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460">
                <text:p>13460</text:p>
              </table:table-cell>
              <table:table-cell office:value-type="float" office:value="20134">
                <text:p>20134</text:p>
              </table:table-cell>
              <table:table-cell office:value-type="float" office:value="34525">
                <text:p>345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714">
                <text:p>12714</text:p>
              </table:table-cell>
              <table:table-cell office:value-type="float" office:value="19382">
                <text:p>19382</text:p>
              </table:table-cell>
              <table:table-cell office:value-type="float" office:value="32966">
                <text:p>3296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709">
                <text:p>11709</text:p>
              </table:table-cell>
              <table:table-cell office:value-type="float" office:value="18296">
                <text:p>18296</text:p>
              </table:table-cell>
              <table:table-cell office:value-type="float" office:value="30391">
                <text:p>3039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68">
                <text:p>12068</text:p>
              </table:table-cell>
              <table:table-cell office:value-type="float" office:value="18110">
                <text:p>18110</text:p>
              </table:table-cell>
              <table:table-cell office:value-type="float" office:value="27496">
                <text:p>2749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980">
                <text:p>12980</text:p>
              </table:table-cell>
              <table:table-cell office:value-type="float" office:value="17542">
                <text:p>17542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2066">
                <text:p>12066</text:p>
              </table:table-cell>
              <table:table-cell office:value-type="float" office:value="16210">
                <text:p>16210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511">
                <text:p>11511</text:p>
              </table:table-cell>
              <table:table-cell office:value-type="float" office:value="16012">
                <text:p>16012</text:p>
              </table:table-cell>
              <table:table-cell office:value-type="float" office:value="24578">
                <text:p>2457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292">
                <text:p>10292</text:p>
              </table:table-cell>
              <table:table-cell office:value-type="float" office:value="15228">
                <text:p>15228</text:p>
              </table:table-cell>
              <table:table-cell office:value-type="float" office:value="24721">
                <text:p>2472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8721">
                <text:p>8721</text:p>
              </table:table-cell>
              <table:table-cell office:value-type="float" office:value="15056">
                <text:p>15056</text:p>
              </table:table-cell>
              <table:table-cell office:value-type="float" office:value="23611">
                <text:p>2361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294">
                <text:p>7294</text:p>
              </table:table-cell>
              <table:table-cell office:value-type="float" office:value="13390">
                <text:p>13390</text:p>
              </table:table-cell>
              <table:table-cell office:value-type="float" office:value="22317">
                <text:p>223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992">
                <text:p>5992</text:p>
              </table:table-cell>
              <table:table-cell office:value-type="float" office:value="13668">
                <text:p>13668</text:p>
              </table:table-cell>
              <table:table-cell office:value-type="float" office:value="23544">
                <text:p>235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6748">
                <text:p>6748</text:p>
              </table:table-cell>
              <table:table-cell office:value-type="float" office:value="13279">
                <text:p>13279</text:p>
              </table:table-cell>
              <table:table-cell office:value-type="float" office:value="23819">
                <text:p>23819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098">
                <text:p>7098</text:p>
              </table:table-cell>
              <table:table-cell office:value-type="float" office:value="12724">
                <text:p>12724</text:p>
              </table:table-cell>
              <table:table-cell office:value-type="float" office:value="22637">
                <text:p>2263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6454">
                <text:p>6454</text:p>
              </table:table-cell>
              <table:table-cell office:value-type="float" office:value="11473">
                <text:p>11473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5530">
                <text:p>5530</text:p>
              </table:table-cell>
              <table:table-cell office:value-type="float" office:value="10272">
                <text:p>10272</text:p>
              </table:table-cell>
              <table:table-cell office:value-type="float" office:value="20694">
                <text:p>2069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5166">
                <text:p>5166</text:p>
              </table:table-cell>
              <table:table-cell office:value-type="float" office:value="9982">
                <text:p>9982</text:p>
              </table:table-cell>
              <table:table-cell office:value-type="float" office:value="17657">
                <text:p>1765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4830">
                <text:p>4830</text:p>
              </table:table-cell>
              <table:table-cell office:value-type="float" office:value="9168">
                <text:p>9168</text:p>
              </table:table-cell>
              <table:table-cell office:value-type="float" office:value="14944">
                <text:p>1494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4844">
                <text:p>4844</text:p>
              </table:table-cell>
              <table:table-cell office:value-type="float" office:value="8298">
                <text:p>8298</text:p>
              </table:table-cell>
              <table:table-cell office:value-type="float" office:value="11985">
                <text:p>1198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5530">
                <text:p>5530</text:p>
              </table:table-cell>
              <table:table-cell office:value-type="float" office:value="8194">
                <text:p>8194</text:p>
              </table:table-cell>
              <table:table-cell office:value-type="float" office:value="14528">
                <text:p>1452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5166">
                <text:p>5166</text:p>
              </table:table-cell>
              <table:table-cell office:value-type="float" office:value="8784">
                <text:p>8784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4830">
                <text:p>4830</text:p>
              </table:table-cell>
              <table:table-cell office:value-type="float" office:value="8625">
                <text:p>8625</text:p>
              </table:table-cell>
              <table:table-cell office:value-type="float" office:value="17952">
                <text:p>1795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4844">
                <text:p>4844</text:p>
              </table:table-cell>
              <table:table-cell office:value-type="float" office:value="8056">
                <text:p>8056</text:p>
              </table:table-cell>
              <table:table-cell office:value-type="float" office:value="15808">
                <text:p>1580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4797">
                <text:p>4797</text:p>
              </table:table-cell>
              <table:table-cell office:value-type="float" office:value="8040">
                <text:p>8040</text:p>
              </table:table-cell>
              <table:table-cell office:value-type="float" office:value="13728">
                <text:p>1372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4485">
                <text:p>4485</text:p>
              </table:table-cell>
              <table:table-cell office:value-type="float" office:value="7935">
                <text:p>7935</text:p>
              </table:table-cell>
              <table:table-cell office:value-type="float" office:value="13050">
                <text:p>13050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4498">
                <text:p>4498</text:p>
              </table:table-cell>
              <table:table-cell office:value-type="float" office:value="8226">
                <text:p>8226</text:p>
              </table:table-cell>
              <table:table-cell office:value-type="float" office:value="14025">
                <text:p>1402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5460">
                <text:p>5460</text:p>
              </table:table-cell>
              <table:table-cell office:value-type="float" office:value="8056">
                <text:p>8056</text:p>
              </table:table-cell>
              <table:table-cell office:value-type="float" office:value="12480">
                <text:p>12480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006">
                <text:p>6006</text:p>
              </table:table-cell>
              <table:table-cell office:value-type="float" office:value="8298">
                <text:p>8298</text:p>
              </table:table-cell>
              <table:table-cell office:value-type="float" office:value="14752">
                <text:p>14752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5040">
                <text:p>5040</text:p>
              </table:table-cell>
              <table:table-cell office:value-type="float" office:value="8007">
                <text:p>8007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5054">
                <text:p>5054</text:p>
              </table:table-cell>
              <table:table-cell office:value-type="float" office:value="8244">
                <text:p>8244</text:p>
              </table:table-cell>
              <table:table-cell office:value-type="float" office:value="16096">
                <text:p>1609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460">
                <text:p>5460</text:p>
              </table:table-cell>
              <table:table-cell office:value-type="float" office:value="8314">
                <text:p>8314</text:p>
              </table:table-cell>
              <table:table-cell office:value-type="float" office:value="16501">
                <text:p>1650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4680">
                <text:p>4680</text:p>
              </table:table-cell>
              <table:table-cell office:value-type="float" office:value="8208">
                <text:p>8208</text:p>
              </table:table-cell>
              <table:table-cell office:value-type="float" office:value="15824">
                <text:p>1582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693">
                <text:p>4693</text:p>
              </table:table-cell>
              <table:table-cell office:value-type="float" office:value="8613">
                <text:p>8613</text:p>
              </table:table-cell>
              <table:table-cell office:value-type="float" office:value="17276">
                <text:p>172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5070">
                <text:p>5070</text:p>
              </table:table-cell>
              <table:table-cell office:value-type="float" office:value="9054">
                <text:p>9054</text:p>
              </table:table-cell>
              <table:table-cell office:value-type="float" office:value="19937">
                <text:p>19937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5796">
                <text:p>5796</text:p>
              </table:table-cell>
              <table:table-cell office:value-type="float" office:value="10142">
                <text:p>10142</text:p>
              </table:table-cell>
              <table:table-cell office:value-type="float" office:value="21078">
                <text:p>2107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5886">
                <text:p>5886</text:p>
              </table:table-cell>
              <table:table-cell office:value-type="float" office:value="9918">
                <text:p>9918</text:p>
              </table:table-cell>
              <table:table-cell office:value-type="float" office:value="20291">
                <text:p>20291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83">
                <text:p>6183</text:p>
              </table:table-cell>
              <table:table-cell office:value-type="float" office:value="10846">
                <text:p>10846</text:p>
              </table:table-cell>
              <table:table-cell office:value-type="float" office:value="24104">
                <text:p>2410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5552">
                <text:p>5552</text:p>
              </table:table-cell>
              <table:table-cell office:value-type="float" office:value="9946">
                <text:p>9946</text:p>
              </table:table-cell>
              <table:table-cell office:value-type="float" office:value="25874">
                <text:p>2587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511">
                <text:p>5511</text:p>
              </table:table-cell>
              <table:table-cell office:value-type="float" office:value="9925">
                <text:p>9925</text:p>
              </table:table-cell>
              <table:table-cell office:value-type="float" office:value="27773">
                <text:p>2777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538">
                <text:p>5538</text:p>
              </table:table-cell>
              <table:table-cell office:value-type="float" office:value="11118">
                <text:p>11118</text:p>
              </table:table-cell>
              <table:table-cell office:value-type="float" office:value="29812">
                <text:p>2981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565">
                <text:p>5565</text:p>
              </table:table-cell>
              <table:table-cell office:value-type="float" office:value="11334">
                <text:p>11334</text:p>
              </table:table-cell>
              <table:table-cell office:value-type="float" office:value="32001">
                <text:p>3200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592">
                <text:p>5592</text:p>
              </table:table-cell>
              <table:table-cell office:value-type="float" office:value="11688">
                <text:p>11688</text:p>
              </table:table-cell>
              <table:table-cell office:value-type="float" office:value="34351">
                <text:p>3435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19">
                <text:p>5619</text:p>
              </table:table-cell>
              <table:table-cell office:value-type="float" office:value="11978">
                <text:p>11978</text:p>
              </table:table-cell>
              <table:table-cell office:value-type="float" office:value="36873">
                <text:p>36873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46">
                <text:p>5646</text:p>
              </table:table-cell>
              <table:table-cell office:value-type="float" office:value="12285">
                <text:p>12285</text:p>
              </table:table-cell>
              <table:table-cell office:value-type="float" office:value="39580">
                <text:p>3958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3.75">
                <text:p>5643.7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82">
                <text:p>56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1cm" svg:y="1.404cm" svg:width="30.89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2.0275">
                <text:p>12.027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6433333333333">
                <text:p>11.64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9cm" svg:y="1.352cm" svg:width="31.35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2571764727071">
                <text:p>1.02571764727071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196223723232">
                <text:p>1.0119622372323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505601325649">
                <text:p>1.050560132564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526616736423">
                <text:p>1.052661673642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040525946137">
                <text:p>1.0304052594613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931588591343">
                <text:p>1.0493158859134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5555148559034">
                <text:p>1.0555514855903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539042902187">
                <text:p>1.053904290218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9516114544088">
                <text:p>1.0951611454408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688057282148">
                <text:p>1.13688057282148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8924023615587">
                <text:p>1.18924023615587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1441923565546">
                <text:p>1.2144192356554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1377028020906">
                <text:p>1.2137702802090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451124100172">
                <text:p>1.1745112410017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2323991103342">
                <text:p>1.12323991103342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8558591223701">
                <text:p>1.1855859122370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99602797383">
                <text:p>1.209960279738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7015440589876">
                <text:p>1.1701544058987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474778535328">
                <text:p>1.1147477853532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30083410952">
                <text:p>0.98630083410952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6380342623068">
                <text:p>0.996380342623068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84285139057">
                <text:p>1.1548428513905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5139746165084">
                <text:p>0.9513974616508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73612581124004">
                <text:p>0.973612581124004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288640908669">
                <text:p>1.00288640908669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96752552659878">
                <text:p>0.996752552659878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85628007745977">
                <text:p>0.98562800774597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4982120758605">
                <text:p>1.0498212075860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5271211911296">
                <text:p>1.0527121191129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56594723704">
                <text:p>1.05659472370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3035015598053">
                <text:p>1.0303501559805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4947177795989">
                <text:p>1.0494717779598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1005283674395">
                <text:p>1.0100528367439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23232467394">
                <text:p>1.012323246739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1451684901748">
                <text:p>1.0145168490174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3594806701887">
                <text:p>1.0359480670188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883645448513">
                <text:p>1.03883645448513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66127697694201">
                <text:p>0.96612769769420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605516042205">
                <text:p>1.0660551604220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60253831259984">
                <text:p>0.86025383125998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6013851622985">
                <text:p>0.81601385162298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8407951333261">
                <text:p>0.95840795133326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5601106396998">
                <text:p>0.8956011063969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.00814076839631">
                <text:p>1.0081407683963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35075887827044">
                <text:p>0.9350758878270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792062520123292">
                <text:p>0.792062520123292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849074133995093">
                <text:p>0.84907413399509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749280957681318">
                <text:p>0.749280957681318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10699424187513">
                <text:p>0.91069942418751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724140889785908">
                <text:p>0.724140889785908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89920155325444">
                <text:p>0.989920155325444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.00871859607435">
                <text:p>1.0087185960743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72710747402677">
                <text:p>0.72710747402677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855679802692895">
                <text:p>0.85567980269289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786726112590416">
                <text:p>0.78672611259041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561513842616586">
                <text:p>0.56151384261658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656464649693431">
                <text:p>0.656464649693431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3252302735767">
                <text:p>0.83252302735767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838333991111467">
                <text:p>0.83833399111146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848641899351767">
                <text:p>0.84864189935176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6907531204276">
                <text:p>0.9690753120427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6922854442344">
                <text:p>1.0692285444234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5263313212675">
                <text:p>0.98526331321267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94128660336378">
                <text:p>0.99412866033637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.06922854442344">
                <text:p>1.0692285444234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60995949824993">
                <text:p>0.96099594982499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85263313212675">
                <text:p>0.98526331321267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.0627793025454">
                <text:p>1.062779302545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.17155512604971">
                <text:p>1.171555126049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.20557086380114">
                <text:p>1.2055708638011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.19406540735247">
                <text:p>1.1940654073524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.1526409356907">
                <text:p>1.152640935690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.09978224519032">
                <text:p>1.09978224519032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.17495242373899">
                <text:p>1.17495242373899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01296803055846">
                <text:p>1.0129680305584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.10661263178415">
                <text:p>1.1066126317841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.08948096885813">
                <text:p>1.0894809688581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15494656127505">
                <text:p>1.1549465612750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3162.25">
                <text:p>13162.2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3984">
                <text:p>139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